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esul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_EResult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cess.</text:p>
          </table:table-cell>
          <table:table-cell table:formula="of:= &quot;{ &quot;&quot;&quot; &amp; [.B2] &amp; &quot;&quot;&quot;, &quot;&quot;&quot; &amp; [.D2] &amp; &quot;&quot;&quot; },&quot; &amp; CHAR(9) &amp; &quot;// &quot; &amp; [.C2]" office:value-type="string" office:string-value="{ &quot;k_EResultOK&quot;, &quot;Success.&quot; },&#9;// 1" calcext:value-type="string">
            <text:p>{ "k_EResultOK", "Success." },<text:tab/>// 1</text:p>
          </table:table-cell>
        </table:table-row>
        <table:table-row table:style-name="ro1">
          <table:table-cell/>
          <table:table-cell office:value-type="string" calcext:value-type="string">
            <text:p>k_EResultF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 failure.</text:p>
          </table:table-cell>
          <table:table-cell table:formula="of:= &quot;{ &quot;&quot;&quot; &amp; [.B3] &amp; &quot;&quot;&quot;, &quot;&quot;&quot; &amp; [.D3] &amp; &quot;&quot;&quot; },&quot; &amp; CHAR(9) &amp; &quot;// &quot; &amp; [.C3]" office:value-type="string" office:string-value="{ &quot;k_EResultFail&quot;, &quot;Generic failure.&quot; },&#9;// 2" calcext:value-type="string">
            <text:p>{ "k_EResultFail", "Generic failure." },<text:tab/>// 2</text:p>
          </table:table-cell>
        </table:table-row>
        <table:table-row table:style-name="ro1">
          <table:table-cell/>
          <table:table-cell office:value-type="string" calcext:value-type="string">
            <text:p>k_EResultNoConn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Steam client doesn't have a connection to the back-end.</text:p>
          </table:table-cell>
          <table:table-cell table:formula="of:= &quot;{ &quot;&quot;&quot; &amp; [.B4] &amp; &quot;&quot;&quot;, &quot;&quot;&quot; &amp; [.D4] &amp; &quot;&quot;&quot; },&quot; &amp; CHAR(9) &amp; &quot;// &quot; &amp; [.C4]" office:value-type="string" office:string-value="{ &quot;k_EResultNoConnection&quot;, &quot;Your Steam client doesn't have a connection to the back-end.&quot; },&#9;// 3" calcext:value-type="string">
            <text:p>{ "k_EResultNoConnection", "Your Steam client doesn't have a connection to the back-end." },<text:tab/>// 3</text:p>
          </table:table-cell>
        </table:table-row>
        <table:table-row table:style-name="ro1">
          <table:table-cell/>
          <table:table-cell office:value-type="string" calcext:value-type="string">
            <text:p>k_EResultInvalid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word/ticket is invalid.</text:p>
          </table:table-cell>
          <table:table-cell table:formula="of:= &quot;{ &quot;&quot;&quot; &amp; [.B5] &amp; &quot;&quot;&quot;, &quot;&quot;&quot; &amp; [.D5] &amp; &quot;&quot;&quot; },&quot; &amp; CHAR(9) &amp; &quot;// &quot; &amp; [.C5]" office:value-type="string" office:string-value="{ &quot;k_EResultInvalidPassword&quot;, &quot;Password/ticket is invalid.&quot; },&#9;// 5" calcext:value-type="string">
            <text:p>{ "k_EResultInvalidPassword", "Password/ticket is invalid." },<text:tab/>// 5</text:p>
          </table:table-cell>
        </table:table-row>
        <table:table-row table:style-name="ro1">
          <table:table-cell/>
          <table:table-cell office:value-type="string" calcext:value-type="string">
            <text:p>k_EResultLoggedInElsew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user is logged in elsewhere.</text:p>
          </table:table-cell>
          <table:table-cell table:formula="of:= &quot;{ &quot;&quot;&quot; &amp; [.B6] &amp; &quot;&quot;&quot;, &quot;&quot;&quot; &amp; [.D6] &amp; &quot;&quot;&quot; },&quot; &amp; CHAR(9) &amp; &quot;// &quot; &amp; [.C6]" office:value-type="string" office:string-value="{ &quot;k_EResultLoggedInElsewhere&quot;, &quot;The user is logged in elsewhere.&quot; },&#9;// 6" calcext:value-type="string">
            <text:p>{ "k_EResultLoggedInElsewhere", "The user is logged in elsewhere." },<text:tab/>// 6</text:p>
          </table:table-cell>
        </table:table-row>
        <table:table-row table:style-name="ro1">
          <table:table-cell/>
          <table:table-cell office:value-type="string" calcext:value-type="string">
            <text:p>k_EResultInvalidProtocolV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ocol version is incorrect.</text:p>
          </table:table-cell>
          <table:table-cell table:formula="of:= &quot;{ &quot;&quot;&quot; &amp; [.B7] &amp; &quot;&quot;&quot;, &quot;&quot;&quot; &amp; [.D7] &amp; &quot;&quot;&quot; },&quot; &amp; CHAR(9) &amp; &quot;// &quot; &amp; [.C7]" office:value-type="string" office:string-value="{ &quot;k_EResultInvalidProtocolVer&quot;, &quot;Protocol version is incorrect.&quot; },&#9;// 7" calcext:value-type="string">
            <text:p>{ "k_EResultInvalidProtocolVer", "Protocol version is incorrect." },<text:tab/>// 7</text:p>
          </table:table-cell>
        </table:table-row>
        <table:table-row table:style-name="ro1">
          <table:table-cell/>
          <table:table-cell office:value-type="string" calcext:value-type="string">
            <text:p>k_EResultInvalidPar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arameter is incorrect.</text:p>
          </table:table-cell>
          <table:table-cell table:formula="of:= &quot;{ &quot;&quot;&quot; &amp; [.B8] &amp; &quot;&quot;&quot;, &quot;&quot;&quot; &amp; [.D8] &amp; &quot;&quot;&quot; },&quot; &amp; CHAR(9) &amp; &quot;// &quot; &amp; [.C8]" office:value-type="string" office:string-value="{ &quot;k_EResultInvalidParam&quot;, &quot;A parameter is incorrect.&quot; },&#9;// 8" calcext:value-type="string">
            <text:p>{ "k_EResultInvalidParam", "A parameter is incorrect." },<text:tab/>// 8</text:p>
          </table:table-cell>
        </table:table-row>
        <table:table-row table:style-name="ro1">
          <table:table-cell/>
          <table:table-cell office:value-type="string" calcext:value-type="string">
            <text:p>k_EResultFileNotF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 was not found.</text:p>
          </table:table-cell>
          <table:table-cell table:formula="of:= &quot;{ &quot;&quot;&quot; &amp; [.B9] &amp; &quot;&quot;&quot;, &quot;&quot;&quot; &amp; [.D9] &amp; &quot;&quot;&quot; },&quot; &amp; CHAR(9) &amp; &quot;// &quot; &amp; [.C9]" office:value-type="string" office:string-value="{ &quot;k_EResultFileNotFound&quot;, &quot;File was not found.&quot; },&#9;// 9" calcext:value-type="string">
            <text:p>{ "k_EResultFileNotFound", "File was not found." },<text:tab/>// 9</text:p>
          </table:table-cell>
        </table:table-row>
        <table:table-row table:style-name="ro1">
          <table:table-cell/>
          <table:table-cell office:value-type="string" calcext:value-type="string">
            <text:p>k_EResultBus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led method is busy - action not taken.</text:p>
          </table:table-cell>
          <table:table-cell table:formula="of:= &quot;{ &quot;&quot;&quot; &amp; [.B10] &amp; &quot;&quot;&quot;, &quot;&quot;&quot; &amp; [.D10] &amp; &quot;&quot;&quot; },&quot; &amp; CHAR(9) &amp; &quot;// &quot; &amp; [.C10]" office:value-type="string" office:string-value="{ &quot;k_EResultBusy&quot;, &quot;Called method is busy - action not taken.&quot; },&#9;// 10" calcext:value-type="string">
            <text:p>{ "k_EResultBusy", "Called method is busy - action not taken." },<text:tab/>// 10</text:p>
          </table:table-cell>
        </table:table-row>
        <table:table-row table:style-name="ro1">
          <table:table-cell/>
          <table:table-cell office:value-type="string" calcext:value-type="string">
            <text:p>k_EResultInvalidSt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lled object was in an invalid state.</text:p>
          </table:table-cell>
          <table:table-cell table:formula="of:= &quot;{ &quot;&quot;&quot; &amp; [.B11] &amp; &quot;&quot;&quot;, &quot;&quot;&quot; &amp; [.D11] &amp; &quot;&quot;&quot; },&quot; &amp; CHAR(9) &amp; &quot;// &quot; &amp; [.C11]" office:value-type="string" office:string-value="{ &quot;k_EResultInvalidState&quot;, &quot;Called object was in an invalid state.&quot; },&#9;// 11" calcext:value-type="string">
            <text:p>{ "k_EResultInvalidState", "Called object was in an invalid state." },<text:tab/>// 11</text:p>
          </table:table-cell>
        </table:table-row>
        <table:table-row table:style-name="ro1">
          <table:table-cell/>
          <table:table-cell office:value-type="string" calcext:value-type="string">
            <text:p>k_EResultInvalidNa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name was invalid.</text:p>
          </table:table-cell>
          <table:table-cell table:formula="of:= &quot;{ &quot;&quot;&quot; &amp; [.B12] &amp; &quot;&quot;&quot;, &quot;&quot;&quot; &amp; [.D12] &amp; &quot;&quot;&quot; },&quot; &amp; CHAR(9) &amp; &quot;// &quot; &amp; [.C12]" office:value-type="string" office:string-value="{ &quot;k_EResultInvalidName&quot;, &quot;The name was invalid.&quot; },&#9;// 12" calcext:value-type="string">
            <text:p>{ "k_EResultInvalidName", "The name was invalid." },<text:tab/>// 12</text:p>
          </table:table-cell>
        </table:table-row>
        <table:table-row table:style-name="ro1">
          <table:table-cell/>
          <table:table-cell office:value-type="string" calcext:value-type="string">
            <text:p>k_EResultInvalidEma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email was invalid.</text:p>
          </table:table-cell>
          <table:table-cell table:formula="of:= &quot;{ &quot;&quot;&quot; &amp; [.B13] &amp; &quot;&quot;&quot;, &quot;&quot;&quot; &amp; [.D13] &amp; &quot;&quot;&quot; },&quot; &amp; CHAR(9) &amp; &quot;// &quot; &amp; [.C13]" office:value-type="string" office:string-value="{ &quot;k_EResultInvalidEmail&quot;, &quot;The email was invalid.&quot; },&#9;// 13" calcext:value-type="string">
            <text:p>{ "k_EResultInvalidEmail", "The email was invalid." },<text:tab/>// 13</text:p>
          </table:table-cell>
        </table:table-row>
        <table:table-row table:style-name="ro1">
          <table:table-cell/>
          <table:table-cell office:value-type="string" calcext:value-type="string">
            <text:p>k_EResultDuplicateNa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 name is not unique.</text:p>
          </table:table-cell>
          <table:table-cell table:formula="of:= &quot;{ &quot;&quot;&quot; &amp; [.B14] &amp; &quot;&quot;&quot;, &quot;&quot;&quot; &amp; [.D14] &amp; &quot;&quot;&quot; },&quot; &amp; CHAR(9) &amp; &quot;// &quot; &amp; [.C14]" office:value-type="string" office:string-value="{ &quot;k_EResultDuplicateName&quot;, &quot;The name is not unique.&quot; },&#9;// 14" calcext:value-type="string">
            <text:p>{ "k_EResultDuplicateName", "The name is not unique." },<text:tab/>// 14</text:p>
          </table:table-cell>
        </table:table-row>
        <table:table-row table:style-name="ro1">
          <table:table-cell/>
          <table:table-cell office:value-type="string" calcext:value-type="string">
            <text:p>k_EResultAccessDeni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 is denied.</text:p>
          </table:table-cell>
          <table:table-cell table:formula="of:= &quot;{ &quot;&quot;&quot; &amp; [.B15] &amp; &quot;&quot;&quot;, &quot;&quot;&quot; &amp; [.D15] &amp; &quot;&quot;&quot; },&quot; &amp; CHAR(9) &amp; &quot;// &quot; &amp; [.C15]" office:value-type="string" office:string-value="{ &quot;k_EResultAccessDenied&quot;, &quot;Access is denied.&quot; },&#9;// 15" calcext:value-type="string">
            <text:p>{ "k_EResultAccessDenied", "Access is denied." },<text:tab/>// 15</text:p>
          </table:table-cell>
        </table:table-row>
        <table:table-row table:style-name="ro1">
          <table:table-cell/>
          <table:table-cell office:value-type="string" calcext:value-type="string">
            <text:p>k_EResultTime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ration timed out.</text:p>
          </table:table-cell>
          <table:table-cell table:formula="of:= &quot;{ &quot;&quot;&quot; &amp; [.B16] &amp; &quot;&quot;&quot;, &quot;&quot;&quot; &amp; [.D16] &amp; &quot;&quot;&quot; },&quot; &amp; CHAR(9) &amp; &quot;// &quot; &amp; [.C16]" office:value-type="string" office:string-value="{ &quot;k_EResultTimeout&quot;, &quot;Operation timed out.&quot; },&#9;// 16" calcext:value-type="string">
            <text:p>{ "k_EResultTimeout", "Operation timed out." },<text:tab/>// 16</text:p>
          </table:table-cell>
        </table:table-row>
        <table:table-row table:style-name="ro1">
          <table:table-cell/>
          <table:table-cell office:value-type="string" calcext:value-type="string">
            <text:p>k_EResultBann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user is VAC2 banned.</text:p>
          </table:table-cell>
          <table:table-cell table:formula="of:= &quot;{ &quot;&quot;&quot; &amp; [.B17] &amp; &quot;&quot;&quot;, &quot;&quot;&quot; &amp; [.D17] &amp; &quot;&quot;&quot; },&quot; &amp; CHAR(9) &amp; &quot;// &quot; &amp; [.C17]" office:value-type="string" office:string-value="{ &quot;k_EResultBanned&quot;, &quot;The user is VAC2 banned.&quot; },&#9;// 17" calcext:value-type="string">
            <text:p>{ "k_EResultBanned", "The user is VAC2 banned." },<text:tab/>// 17</text:p>
          </table:table-cell>
        </table:table-row>
        <table:table-row table:style-name="ro1">
          <table:table-cell/>
          <table:table-cell office:value-type="string" calcext:value-type="string">
            <text:p>k_EResultAccountNotFou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count not found.</text:p>
          </table:table-cell>
          <table:table-cell table:formula="of:= &quot;{ &quot;&quot;&quot; &amp; [.B18] &amp; &quot;&quot;&quot;, &quot;&quot;&quot; &amp; [.D18] &amp; &quot;&quot;&quot; },&quot; &amp; CHAR(9) &amp; &quot;// &quot; &amp; [.C18]" office:value-type="string" office:string-value="{ &quot;k_EResultAccountNotFound&quot;, &quot;Account not found.&quot; },&#9;// 18" calcext:value-type="string">
            <text:p>{ "k_EResultAccountNotFound", "Account not found." },<text:tab/>// 18</text:p>
          </table:table-cell>
        </table:table-row>
        <table:table-row table:style-name="ro1">
          <table:table-cell/>
          <table:table-cell office:value-type="string" calcext:value-type="string">
            <text:p>k_EResultInvalidSteam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Steam ID was invalid.</text:p>
          </table:table-cell>
          <table:table-cell table:formula="of:= &quot;{ &quot;&quot;&quot; &amp; [.B19] &amp; &quot;&quot;&quot;, &quot;&quot;&quot; &amp; [.D19] &amp; &quot;&quot;&quot; },&quot; &amp; CHAR(9) &amp; &quot;// &quot; &amp; [.C19]" office:value-type="string" office:string-value="{ &quot;k_EResultInvalidSteamID&quot;, &quot;The Steam ID was invalid.&quot; },&#9;// 19" calcext:value-type="string">
            <text:p>{ "k_EResultInvalidSteamID", "The Steam ID was invalid." },<text:tab/>// 19</text:p>
          </table:table-cell>
        </table:table-row>
        <table:table-row table:style-name="ro1">
          <table:table-cell/>
          <table:table-cell office:value-type="string" calcext:value-type="string">
            <text:p>k_EResultServiceUnavaila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requested service is currently unavailable.</text:p>
          </table:table-cell>
          <table:table-cell table:formula="of:= &quot;{ &quot;&quot;&quot; &amp; [.B20] &amp; &quot;&quot;&quot;, &quot;&quot;&quot; &amp; [.D20] &amp; &quot;&quot;&quot; },&quot; &amp; CHAR(9) &amp; &quot;// &quot; &amp; [.C20]" office:value-type="string" office:string-value="{ &quot;k_EResultServiceUnavailable&quot;, &quot;The requested service is currently unavailable.&quot; },&#9;// 20" calcext:value-type="string">
            <text:p>{ "k_EResultServiceUnavailable", "The requested service is currently unavailable." },<text:tab/>// 20</text:p>
          </table:table-cell>
        </table:table-row>
        <table:table-row table:style-name="ro1">
          <table:table-cell/>
          <table:table-cell office:value-type="string" calcext:value-type="string">
            <text:p>k_EResultNotLogged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user is not logged on.</text:p>
          </table:table-cell>
          <table:table-cell table:formula="of:= &quot;{ &quot;&quot;&quot; &amp; [.B21] &amp; &quot;&quot;&quot;, &quot;&quot;&quot; &amp; [.D21] &amp; &quot;&quot;&quot; },&quot; &amp; CHAR(9) &amp; &quot;// &quot; &amp; [.C21]" office:value-type="string" office:string-value="{ &quot;k_EResultNotLoggedOn&quot;, &quot;The user is not logged on.&quot; },&#9;// 21" calcext:value-type="string">
            <text:p>{ "k_EResultNotLoggedOn", "The user is not logged on." },<text:tab/>// 21</text:p>
          </table:table-cell>
        </table:table-row>
        <table:table-row table:style-name="ro1">
          <table:table-cell/>
          <table:table-cell office:value-type="string" calcext:value-type="string">
            <text:p>k_EResultPen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quest is pending, it may be in process or waiting on third party.</text:p>
          </table:table-cell>
          <table:table-cell table:formula="of:= &quot;{ &quot;&quot;&quot; &amp; [.B22] &amp; &quot;&quot;&quot;, &quot;&quot;&quot; &amp; [.D22] &amp; &quot;&quot;&quot; },&quot; &amp; CHAR(9) &amp; &quot;// &quot; &amp; [.C22]" office:value-type="string" office:string-value="{ &quot;k_EResultPending&quot;, &quot;Request is pending, it may be in process or waiting on third party.&quot; },&#9;// 22" calcext:value-type="string">
            <text:p>{ "k_EResultPending", "Request is pending, it may be in process or waiting on third party." },<text:tab/>// 22</text:p>
          </table:table-cell>
        </table:table-row>
        <table:table-row table:style-name="ro1">
          <table:table-cell/>
          <table:table-cell office:value-type="string" calcext:value-type="string">
            <text:p>k_EResultEncryptionFailu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cryption or Decryption failed.</text:p>
          </table:table-cell>
          <table:table-cell table:formula="of:= &quot;{ &quot;&quot;&quot; &amp; [.B23] &amp; &quot;&quot;&quot;, &quot;&quot;&quot; &amp; [.D23] &amp; &quot;&quot;&quot; },&quot; &amp; CHAR(9) &amp; &quot;// &quot; &amp; [.C23]" office:value-type="string" office:string-value="{ &quot;k_EResultEncryptionFailure&quot;, &quot;Encryption or Decryption failed.&quot; },&#9;// 23" calcext:value-type="string">
            <text:p>{ "k_EResultEncryptionFailure", "Encryption or Decryption failed." },<text:tab/>// 23</text:p>
          </table:table-cell>
        </table:table-row>
        <table:table-row table:style-name="ro1">
          <table:table-cell/>
          <table:table-cell office:value-type="string" calcext:value-type="string">
            <text:p>k_EResultInsufficientPrivile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sufficient privilege.</text:p>
          </table:table-cell>
          <table:table-cell table:formula="of:= &quot;{ &quot;&quot;&quot; &amp; [.B24] &amp; &quot;&quot;&quot;, &quot;&quot;&quot; &amp; [.D24] &amp; &quot;&quot;&quot; },&quot; &amp; CHAR(9) &amp; &quot;// &quot; &amp; [.C24]" office:value-type="string" office:string-value="{ &quot;k_EResultInsufficientPrivilege&quot;, &quot;Insufficient privilege.&quot; },&#9;// 24" calcext:value-type="string">
            <text:p>{ "k_EResultInsufficientPrivilege", "Insufficient privilege." },<text:tab/>// 24</text:p>
          </table:table-cell>
        </table:table-row>
        <table:table-row table:style-name="ro1">
          <table:table-cell/>
          <table:table-cell office:value-type="string" calcext:value-type="string">
            <text:p>k_EResultLimitExceed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 much of a good thing.</text:p>
          </table:table-cell>
          <table:table-cell table:formula="of:= &quot;{ &quot;&quot;&quot; &amp; [.B25] &amp; &quot;&quot;&quot;, &quot;&quot;&quot; &amp; [.D25] &amp; &quot;&quot;&quot; },&quot; &amp; CHAR(9) &amp; &quot;// &quot; &amp; [.C25]" office:value-type="string" office:string-value="{ &quot;k_EResultLimitExceeded&quot;, &quot;Too much of a good thing.&quot; },&#9;// 25" calcext:value-type="string">
            <text:p>{ "k_EResultLimitExceeded", "Too much of a good thing." },<text:tab/>// 25</text:p>
          </table:table-cell>
        </table:table-row>
        <table:table-row table:style-name="ro1">
          <table:table-cell/>
          <table:table-cell office:value-type="string" calcext:value-type="string">
            <text:p>k_EResultRevok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 has been revoked (used for revoked guest passes.)</text:p>
          </table:table-cell>
          <table:table-cell table:formula="of:= &quot;{ &quot;&quot;&quot; &amp; [.B26] &amp; &quot;&quot;&quot;, &quot;&quot;&quot; &amp; [.D26] &amp; &quot;&quot;&quot; },&quot; &amp; CHAR(9) &amp; &quot;// &quot; &amp; [.C26]" office:value-type="string" office:string-value="{ &quot;k_EResultRevoked&quot;, &quot;Access has been revoked (used for revoked guest passes.)&quot; },&#9;// 26" calcext:value-type="string">
            <text:p>{ "k_EResultRevoked", "Access has been revoked (used for revoked guest passes.)" },<text:tab/>// 26</text:p>
          </table:table-cell>
        </table:table-row>
        <table:table-row table:style-name="ro1">
          <table:table-cell/>
          <table:table-cell office:value-type="string" calcext:value-type="string">
            <text:p>k_EResultExpi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cense/Guest pass the user is trying to access is expired.</text:p>
          </table:table-cell>
          <table:table-cell table:formula="of:= &quot;{ &quot;&quot;&quot; &amp; [.B27] &amp; &quot;&quot;&quot;, &quot;&quot;&quot; &amp; [.D27] &amp; &quot;&quot;&quot; },&quot; &amp; CHAR(9) &amp; &quot;// &quot; &amp; [.C27]" office:value-type="string" office:string-value="{ &quot;k_EResultExpired&quot;, &quot;License/Guest pass the user is trying to access is expired.&quot; },&#9;// 27" calcext:value-type="string">
            <text:p>{ "k_EResultExpired", "License/Guest pass the user is trying to access is expired." },<text:tab/>// 27</text:p>
          </table:table-cell>
        </table:table-row>
        <table:table-row table:style-name="ro1">
          <table:table-cell/>
          <table:table-cell office:value-type="string" calcext:value-type="string">
            <text:p>k_EResultAlreadyRedeem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est pass has already been redeemed by account, cannot be used again.</text:p>
          </table:table-cell>
          <table:table-cell table:formula="of:= &quot;{ &quot;&quot;&quot; &amp; [.B28] &amp; &quot;&quot;&quot;, &quot;&quot;&quot; &amp; [.D28] &amp; &quot;&quot;&quot; },&quot; &amp; CHAR(9) &amp; &quot;// &quot; &amp; [.C28]" office:value-type="string" office:string-value="{ &quot;k_EResultAlreadyRedeemed&quot;, &quot;Guest pass has already been redeemed by account, cannot be used again.&quot; },&#9;// 28" calcext:value-type="string">
            <text:p>{ "k_EResultAlreadyRedeemed", "Guest pass has already been redeemed by account, cannot be used again." },<text:tab/>// 28</text:p>
          </table:table-cell>
        </table:table-row>
        <table:table-row table:style-name="ro1">
          <table:table-cell/>
          <table:table-cell office:value-type="string" calcext:value-type="string">
            <text:p>k_EResultDuplicateReque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e request is a duplicate and the action has already occurred in the past, ignored this time.</text:p>
          </table:table-cell>
          <table:table-cell table:formula="of:= &quot;{ &quot;&quot;&quot; &amp; [.B29] &amp; &quot;&quot;&quot;, &quot;&quot;&quot; &amp; [.D29] &amp; &quot;&quot;&quot; },&quot; &amp; CHAR(9) &amp; &quot;// &quot; &amp; [.C29]" office:value-type="string" office:string-value="{ &quot;k_EResultDuplicateRequest&quot;, &quot;The request is a duplicate and the action has already occurred in the past, ignored this time.&quot; },&#9;// 29" calcext:value-type="string">
            <text:p>{ "k_EResultDuplicateRequest", "The request is a duplicate and the action has already occurred in the past, ignored this time." },<text:tab/>// 29</text:p>
          </table:table-cell>
        </table:table-row>
        <table:table-row table:style-name="ro1">
          <table:table-cell/>
          <table:table-cell office:value-type="string" calcext:value-type="string">
            <text:p>k_EResultAlreadyOwn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 the games in this guest pass redemption request are already owned by the user.</text:p>
          </table:table-cell>
          <table:table-cell table:formula="of:= &quot;{ &quot;&quot;&quot; &amp; [.B30] &amp; &quot;&quot;&quot;, &quot;&quot;&quot; &amp; [.D30] &amp; &quot;&quot;&quot; },&quot; &amp; CHAR(9) &amp; &quot;// &quot; &amp; [.C30]" office:value-type="string" office:string-value="{ &quot;k_EResultAlreadyOwned&quot;, &quot;All the games in this guest pass redemption request are already owned by the user.&quot; },&#9;// 30" calcext:value-type="string">
            <text:p>{ "k_EResultAlreadyOwned", "All the games in this guest pass redemption request are already owned by the user." },<text:tab/>// 30</text:p>
          </table:table-cell>
        </table:table-row>
        <table:table-row table:style-name="ro1">
          <table:table-cell/>
          <table:table-cell office:value-type="string" calcext:value-type="string">
            <text:p>k_EResultIPNotFou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P address not found.</text:p>
          </table:table-cell>
          <table:table-cell table:formula="of:= &quot;{ &quot;&quot;&quot; &amp; [.B31] &amp; &quot;&quot;&quot;, &quot;&quot;&quot; &amp; [.D31] &amp; &quot;&quot;&quot; },&quot; &amp; CHAR(9) &amp; &quot;// &quot; &amp; [.C31]" office:value-type="string" office:string-value="{ &quot;k_EResultIPNotFound&quot;, &quot;IP address not found.&quot; },&#9;// 31" calcext:value-type="string">
            <text:p>{ "k_EResultIPNotFound", "IP address not found." },<text:tab/>// 31</text:p>
          </table:table-cell>
        </table:table-row>
        <table:table-row table:style-name="ro1">
          <table:table-cell/>
          <table:table-cell office:value-type="string" calcext:value-type="string">
            <text:p>k_EResultPersistFail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iled to write change to the data store.</text:p>
          </table:table-cell>
          <table:table-cell table:formula="of:= &quot;{ &quot;&quot;&quot; &amp; [.B32] &amp; &quot;&quot;&quot;, &quot;&quot;&quot; &amp; [.D32] &amp; &quot;&quot;&quot; },&quot; &amp; CHAR(9) &amp; &quot;// &quot; &amp; [.C32]" office:value-type="string" office:string-value="{ &quot;k_EResultPersistFailed&quot;, &quot;Failed to write change to the data store.&quot; },&#9;// 32" calcext:value-type="string">
            <text:p>{ "k_EResultPersistFailed", "Failed to write change to the data store." },<text:tab/>// 32</text:p>
          </table:table-cell>
        </table:table-row>
        <table:table-row table:style-name="ro1">
          <table:table-cell/>
          <table:table-cell office:value-type="string" calcext:value-type="string">
            <text:p>k_EResultLockingFail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iled to acquire access lock for this operation.</text:p>
          </table:table-cell>
          <table:table-cell table:formula="of:= &quot;{ &quot;&quot;&quot; &amp; [.B33] &amp; &quot;&quot;&quot;, &quot;&quot;&quot; &amp; [.D33] &amp; &quot;&quot;&quot; },&quot; &amp; CHAR(9) &amp; &quot;// &quot; &amp; [.C33]" office:value-type="string" office:string-value="{ &quot;k_EResultLockingFailed&quot;, &quot;Failed to acquire access lock for this operation.&quot; },&#9;// 33" calcext:value-type="string">
            <text:p>{ "k_EResultLockingFailed", "Failed to acquire access lock for this operation." },<text:tab/>// 33</text:p>
          </table:table-cell>
        </table:table-row>
        <table:table-row table:style-name="ro1">
          <table:table-cell/>
          <table:table-cell office:value-type="string" calcext:value-type="string">
            <text:p>k_EResultLogonSessionReplac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logon session has been replaced.</text:p>
          </table:table-cell>
          <table:table-cell table:formula="of:= &quot;{ &quot;&quot;&quot; &amp; [.B34] &amp; &quot;&quot;&quot;, &quot;&quot;&quot; &amp; [.D34] &amp; &quot;&quot;&quot; },&quot; &amp; CHAR(9) &amp; &quot;// &quot; &amp; [.C34]" office:value-type="string" office:string-value="{ &quot;k_EResultLogonSessionReplaced&quot;, &quot;The logon session has been replaced.&quot; },&#9;// 34" calcext:value-type="string">
            <text:p>{ "k_EResultLogonSessionReplaced", "The logon session has been replaced." },<text:tab/>// 34</text:p>
          </table:table-cell>
        </table:table-row>
        <table:table-row table:style-name="ro1">
          <table:table-cell/>
          <table:table-cell office:value-type="string" calcext:value-type="string">
            <text:p>k_EResultConnectFail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iled to connect.</text:p>
          </table:table-cell>
          <table:table-cell table:formula="of:= &quot;{ &quot;&quot;&quot; &amp; [.B35] &amp; &quot;&quot;&quot;, &quot;&quot;&quot; &amp; [.D35] &amp; &quot;&quot;&quot; },&quot; &amp; CHAR(9) &amp; &quot;// &quot; &amp; [.C35]" office:value-type="string" office:string-value="{ &quot;k_EResultConnectFailed&quot;, &quot;Failed to connect.&quot; },&#9;// 35" calcext:value-type="string">
            <text:p>{ "k_EResultConnectFailed", "Failed to connect." },<text:tab/>// 35</text:p>
          </table:table-cell>
        </table:table-row>
        <table:table-row table:style-name="ro1">
          <table:table-cell/>
          <table:table-cell office:value-type="string" calcext:value-type="string">
            <text:p>k_EResultHandshakeFail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 authentication handshake has failed.</text:p>
          </table:table-cell>
          <table:table-cell table:formula="of:= &quot;{ &quot;&quot;&quot; &amp; [.B36] &amp; &quot;&quot;&quot;, &quot;&quot;&quot; &amp; [.D36] &amp; &quot;&quot;&quot; },&quot; &amp; CHAR(9) &amp; &quot;// &quot; &amp; [.C36]" office:value-type="string" office:string-value="{ &quot;k_EResultHandshakeFailed&quot;, &quot;The authentication handshake has failed.&quot; },&#9;// 36" calcext:value-type="string">
            <text:p>{ "k_EResultHandshakeFailed", "The authentication handshake has failed." },<text:tab/>// 36</text:p>
          </table:table-cell>
        </table:table-row>
        <table:table-row table:style-name="ro1">
          <table:table-cell/>
          <table:table-cell office:value-type="string" calcext:value-type="string">
            <text:p>k_EResultIOFailu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re has been a generic IO failure.</text:p>
          </table:table-cell>
          <table:table-cell table:formula="of:= &quot;{ &quot;&quot;&quot; &amp; [.B37] &amp; &quot;&quot;&quot;, &quot;&quot;&quot; &amp; [.D37] &amp; &quot;&quot;&quot; },&quot; &amp; CHAR(9) &amp; &quot;// &quot; &amp; [.C37]" office:value-type="string" office:string-value="{ &quot;k_EResultIOFailure&quot;, &quot;There has been a generic IO failure.&quot; },&#9;// 37" calcext:value-type="string">
            <text:p>{ "k_EResultIOFailure", "There has been a generic IO failure." },<text:tab/>// 37</text:p>
          </table:table-cell>
        </table:table-row>
        <table:table-row table:style-name="ro1">
          <table:table-cell/>
          <table:table-cell office:value-type="string" calcext:value-type="string">
            <text:p>k_EResultRemoteDisconnec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remote server has disconnected.</text:p>
          </table:table-cell>
          <table:table-cell table:formula="of:= &quot;{ &quot;&quot;&quot; &amp; [.B38] &amp; &quot;&quot;&quot;, &quot;&quot;&quot; &amp; [.D38] &amp; &quot;&quot;&quot; },&quot; &amp; CHAR(9) &amp; &quot;// &quot; &amp; [.C38]" office:value-type="string" office:string-value="{ &quot;k_EResultRemoteDisconnect&quot;, &quot;The remote server has disconnected.&quot; },&#9;// 38" calcext:value-type="string">
            <text:p>{ "k_EResultRemoteDisconnect", "The remote server has disconnected." },<text:tab/>// 38</text:p>
          </table:table-cell>
        </table:table-row>
        <table:table-row table:style-name="ro1">
          <table:table-cell/>
          <table:table-cell office:value-type="string" calcext:value-type="string">
            <text:p>k_EResultShoppingCartNotFou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iled to find the shopping cart requested.</text:p>
          </table:table-cell>
          <table:table-cell table:formula="of:= &quot;{ &quot;&quot;&quot; &amp; [.B39] &amp; &quot;&quot;&quot;, &quot;&quot;&quot; &amp; [.D39] &amp; &quot;&quot;&quot; },&quot; &amp; CHAR(9) &amp; &quot;// &quot; &amp; [.C39]" office:value-type="string" office:string-value="{ &quot;k_EResultShoppingCartNotFound&quot;, &quot;Failed to find the shopping cart requested.&quot; },&#9;// 39" calcext:value-type="string">
            <text:p>{ "k_EResultShoppingCartNotFound", "Failed to find the shopping cart requested." },<text:tab/>// 39</text:p>
          </table:table-cell>
        </table:table-row>
        <table:table-row table:style-name="ro1">
          <table:table-cell/>
          <table:table-cell office:value-type="string" calcext:value-type="string">
            <text:p>k_EResultBlock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user blocked the action.</text:p>
          </table:table-cell>
          <table:table-cell table:formula="of:= &quot;{ &quot;&quot;&quot; &amp; [.B40] &amp; &quot;&quot;&quot;, &quot;&quot;&quot; &amp; [.D40] &amp; &quot;&quot;&quot; },&quot; &amp; CHAR(9) &amp; &quot;// &quot; &amp; [.C40]" office:value-type="string" office:string-value="{ &quot;k_EResultBlocked&quot;, &quot;A user blocked the action.&quot; },&#9;// 40" calcext:value-type="string">
            <text:p>{ "k_EResultBlocked", "A user blocked the action." },<text:tab/>// 40</text:p>
          </table:table-cell>
        </table:table-row>
        <table:table-row table:style-name="ro1">
          <table:table-cell/>
          <table:table-cell office:value-type="string" calcext:value-type="string">
            <text:p>k_EResultIgnor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target is ignoring sender.</text:p>
          </table:table-cell>
          <table:table-cell table:formula="of:= &quot;{ &quot;&quot;&quot; &amp; [.B41] &amp; &quot;&quot;&quot;, &quot;&quot;&quot; &amp; [.D41] &amp; &quot;&quot;&quot; },&quot; &amp; CHAR(9) &amp; &quot;// &quot; &amp; [.C41]" office:value-type="string" office:string-value="{ &quot;k_EResultIgnored&quot;, &quot;The target is ignoring sender.&quot; },&#9;// 41" calcext:value-type="string">
            <text:p>{ "k_EResultIgnored", "The target is ignoring sender." },<text:tab/>// 41</text:p>
          </table:table-cell>
        </table:table-row>
        <table:table-row table:style-name="ro1">
          <table:table-cell/>
          <table:table-cell office:value-type="string" calcext:value-type="string">
            <text:p>k_EResultNoMat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thing matching the request found.</text:p>
          </table:table-cell>
          <table:table-cell table:formula="of:= &quot;{ &quot;&quot;&quot; &amp; [.B42] &amp; &quot;&quot;&quot;, &quot;&quot;&quot; &amp; [.D42] &amp; &quot;&quot;&quot; },&quot; &amp; CHAR(9) &amp; &quot;// &quot; &amp; [.C42]" office:value-type="string" office:string-value="{ &quot;k_EResultNoMatch&quot;, &quot;Nothing matching the request found.&quot; },&#9;// 42" calcext:value-type="string">
            <text:p>{ "k_EResultNoMatch", "Nothing matching the request found." },<text:tab/>// 42</text:p>
          </table:table-cell>
        </table:table-row>
        <table:table-row table:style-name="ro1">
          <table:table-cell/>
          <table:table-cell office:value-type="string" calcext:value-type="string">
            <text:p>k_EResultAccountDisabl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account is disabled.</text:p>
          </table:table-cell>
          <table:table-cell table:formula="of:= &quot;{ &quot;&quot;&quot; &amp; [.B43] &amp; &quot;&quot;&quot;, &quot;&quot;&quot; &amp; [.D43] &amp; &quot;&quot;&quot; },&quot; &amp; CHAR(9) &amp; &quot;// &quot; &amp; [.C43]" office:value-type="string" office:string-value="{ &quot;k_EResultAccountDisabled&quot;, &quot;The account is disabled.&quot; },&#9;// 43" calcext:value-type="string">
            <text:p>{ "k_EResultAccountDisabled", "The account is disabled." },<text:tab/>// 43</text:p>
          </table:table-cell>
        </table:table-row>
        <table:table-row table:style-name="ro1">
          <table:table-cell/>
          <table:table-cell office:value-type="string" calcext:value-type="string">
            <text:p>k_EResultServiceReadOnl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is service is not accepting content changes right now.</text:p>
          </table:table-cell>
          <table:table-cell table:formula="of:= &quot;{ &quot;&quot;&quot; &amp; [.B44] &amp; &quot;&quot;&quot;, &quot;&quot;&quot; &amp; [.D44] &amp; &quot;&quot;&quot; },&quot; &amp; CHAR(9) &amp; &quot;// &quot; &amp; [.C44]" office:value-type="string" office:string-value="{ &quot;k_EResultServiceReadOnly&quot;, &quot;This service is not accepting content changes right now.&quot; },&#9;// 44" calcext:value-type="string">
            <text:p>{ "k_EResultServiceReadOnly", "This service is not accepting content changes right now." },<text:tab/>// 44</text:p>
          </table:table-cell>
        </table:table-row>
        <table:table-row table:style-name="ro1">
          <table:table-cell/>
          <table:table-cell office:value-type="string" calcext:value-type="string">
            <text:p>k_EResultAccountNotFeature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ount doesn't have value, so this feature isn't available.</text:p>
          </table:table-cell>
          <table:table-cell table:formula="of:= &quot;{ &quot;&quot;&quot; &amp; [.B45] &amp; &quot;&quot;&quot;, &quot;&quot;&quot; &amp; [.D45] &amp; &quot;&quot;&quot; },&quot; &amp; CHAR(9) &amp; &quot;// &quot; &amp; [.C45]" office:value-type="string" office:string-value="{ &quot;k_EResultAccountNotFeatured&quot;, &quot;Account doesn't have value, so this feature isn't available.&quot; },&#9;// 45" calcext:value-type="string">
            <text:p>{ "k_EResultAccountNotFeatured", "Account doesn't have value, so this feature isn't available." },<text:tab/>// 45</text:p>
          </table:table-cell>
        </table:table-row>
        <table:table-row table:style-name="ro1">
          <table:table-cell/>
          <table:table-cell office:value-type="string" calcext:value-type="string">
            <text:p>k_EResultAdministratorO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lowed to take this action, but only because requester is admin.</text:p>
          </table:table-cell>
          <table:table-cell table:formula="of:= &quot;{ &quot;&quot;&quot; &amp; [.B46] &amp; &quot;&quot;&quot;, &quot;&quot;&quot; &amp; [.D46] &amp; &quot;&quot;&quot; },&quot; &amp; CHAR(9) &amp; &quot;// &quot; &amp; [.C46]" office:value-type="string" office:string-value="{ &quot;k_EResultAdministratorOK&quot;, &quot;Allowed to take this action, but only because requester is admin.&quot; },&#9;// 46" calcext:value-type="string">
            <text:p>{ "k_EResultAdministratorOK", "Allowed to take this action, but only because requester is admin." },<text:tab/>// 46</text:p>
          </table:table-cell>
        </table:table-row>
        <table:table-row table:style-name="ro1">
          <table:table-cell/>
          <table:table-cell office:value-type="string" calcext:value-type="string">
            <text:p>k_EResultContentVers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Version mismatch in content transmitted within the Steam protocol.</text:p>
          </table:table-cell>
          <table:table-cell table:formula="of:= &quot;{ &quot;&quot;&quot; &amp; [.B47] &amp; &quot;&quot;&quot;, &quot;&quot;&quot; &amp; [.D47] &amp; &quot;&quot;&quot; },&quot; &amp; CHAR(9) &amp; &quot;// &quot; &amp; [.C47]" office:value-type="string" office:string-value="{ &quot;k_EResultContentVersion&quot;, &quot;A Version mismatch in content transmitted within the Steam protocol.&quot; },&#9;// 47" calcext:value-type="string">
            <text:p>{ "k_EResultContentVersion", "A Version mismatch in content transmitted within the Steam protocol." },<text:tab/>// 47</text:p>
          </table:table-cell>
        </table:table-row>
        <table:table-row table:style-name="ro1">
          <table:table-cell/>
          <table:table-cell office:value-type="string" calcext:value-type="string">
            <text:p>k_EResultTryAnotherC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 current CM can't service the user making a request, user should try another.</text:p>
          </table:table-cell>
          <table:table-cell table:formula="of:= &quot;{ &quot;&quot;&quot; &amp; [.B48] &amp; &quot;&quot;&quot;, &quot;&quot;&quot; &amp; [.D48] &amp; &quot;&quot;&quot; },&quot; &amp; CHAR(9) &amp; &quot;// &quot; &amp; [.C48]" office:value-type="string" office:string-value="{ &quot;k_EResultTryAnotherCM&quot;, &quot;The current CM can't service the user making a request, user should try another.&quot; },&#9;// 48" calcext:value-type="string">
            <text:p>{ "k_EResultTryAnotherCM", "The current CM can't service the user making a request, user should try another." },<text:tab/>// 48</text:p>
          </table:table-cell>
        </table:table-row>
        <table:table-row table:style-name="ro1">
          <table:table-cell/>
          <table:table-cell office:value-type="string" calcext:value-type="string">
            <text:p>k_EResultPasswordRequiredToKickSess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ou are already logged in elsewhere, this cached credential login has failed.</text:p>
          </table:table-cell>
          <table:table-cell table:formula="of:= &quot;{ &quot;&quot;&quot; &amp; [.B49] &amp; &quot;&quot;&quot;, &quot;&quot;&quot; &amp; [.D49] &amp; &quot;&quot;&quot; },&quot; &amp; CHAR(9) &amp; &quot;// &quot; &amp; [.C49]" office:value-type="string" office:string-value="{ &quot;k_EResultPasswordRequiredToKickSession&quot;, &quot;You are already logged in elsewhere, this cached credential login has failed.&quot; },&#9;// 49" calcext:value-type="string">
            <text:p>{ "k_EResultPasswordRequiredToKickSession", "You are already logged in elsewhere, this cached credential login has failed." },<text:tab/>// 49</text:p>
          </table:table-cell>
        </table:table-row>
        <table:table-row table:style-name="ro1">
          <table:table-cell/>
          <table:table-cell office:value-type="string" calcext:value-type="string">
            <text:p>k_EResultAlreadyLoggedInElsewhe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user is logged in elsewhere. (Use k_EResultLoggedInElsewhere instead!)</text:p>
          </table:table-cell>
          <table:table-cell table:formula="of:= &quot;{ &quot;&quot;&quot; &amp; [.B50] &amp; &quot;&quot;&quot;, &quot;&quot;&quot; &amp; [.D50] &amp; &quot;&quot;&quot; },&quot; &amp; CHAR(9) &amp; &quot;// &quot; &amp; [.C50]" office:value-type="string" office:string-value="{ &quot;k_EResultAlreadyLoggedInElsewhere&quot;, &quot;The user is logged in elsewhere. (Use k_EResultLoggedInElsewhere instead!)&quot; },&#9;// 50" calcext:value-type="string">
            <text:p>{ "k_EResultAlreadyLoggedInElsewhere", "The user is logged in elsewhere. (Use k_EResultLoggedInElsewhere instead!)" },<text:tab/>// 50</text:p>
          </table:table-cell>
        </table:table-row>
        <table:table-row table:style-name="ro1">
          <table:table-cell/>
          <table:table-cell office:value-type="string" calcext:value-type="string">
            <text:p>k_EResultSuspend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ng running operation has suspended/paused. (eg. content download.)</text:p>
          </table:table-cell>
          <table:table-cell table:formula="of:= &quot;{ &quot;&quot;&quot; &amp; [.B51] &amp; &quot;&quot;&quot;, &quot;&quot;&quot; &amp; [.D51] &amp; &quot;&quot;&quot; },&quot; &amp; CHAR(9) &amp; &quot;// &quot; &amp; [.C51]" office:value-type="string" office:string-value="{ &quot;k_EResultSuspended&quot;, &quot;Long running operation has suspended/paused. (eg. content download.)&quot; },&#9;// 51" calcext:value-type="string">
            <text:p>{ "k_EResultSuspended", "Long running operation has suspended/paused. (eg. content download.)" },<text:tab/>// 51</text:p>
          </table:table-cell>
        </table:table-row>
        <table:table-row table:style-name="ro1">
          <table:table-cell/>
          <table:table-cell office:value-type="string" calcext:value-type="string">
            <text:p>k_EResultCancell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peration has been canceled, typically by user. (eg. a content download.)</text:p>
          </table:table-cell>
          <table:table-cell table:formula="of:= &quot;{ &quot;&quot;&quot; &amp; [.B52] &amp; &quot;&quot;&quot;, &quot;&quot;&quot; &amp; [.D52] &amp; &quot;&quot;&quot; },&quot; &amp; CHAR(9) &amp; &quot;// &quot; &amp; [.C52]" office:value-type="string" office:string-value="{ &quot;k_EResultCancelled&quot;, &quot;Operation has been canceled, typically by user. (eg. a content download.)&quot; },&#9;// 52" calcext:value-type="string">
            <text:p>{ "k_EResultCancelled", "Operation has been canceled, typically by user. (eg. a content download.)" },<text:tab/>// 52</text:p>
          </table:table-cell>
        </table:table-row>
        <table:table-row table:style-name="ro1">
          <table:table-cell/>
          <table:table-cell office:value-type="string" calcext:value-type="string">
            <text:p>k_EResultDataCorrupti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peration canceled because data is ill formed or unrecoverable.</text:p>
          </table:table-cell>
          <table:table-cell table:formula="of:= &quot;{ &quot;&quot;&quot; &amp; [.B53] &amp; &quot;&quot;&quot;, &quot;&quot;&quot; &amp; [.D53] &amp; &quot;&quot;&quot; },&quot; &amp; CHAR(9) &amp; &quot;// &quot; &amp; [.C53]" office:value-type="string" office:string-value="{ &quot;k_EResultDataCorruption&quot;, &quot;Operation canceled because data is ill formed or unrecoverable.&quot; },&#9;// 53" calcext:value-type="string">
            <text:p>{ "k_EResultDataCorruption", "Operation canceled because data is ill formed or unrecoverable." },<text:tab/>// 53</text:p>
          </table:table-cell>
        </table:table-row>
        <table:table-row table:style-name="ro1">
          <table:table-cell/>
          <table:table-cell office:value-type="string" calcext:value-type="string">
            <text:p>k_EResultDiskFu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peration canceled - not enough disk space.</text:p>
          </table:table-cell>
          <table:table-cell table:formula="of:= &quot;{ &quot;&quot;&quot; &amp; [.B54] &amp; &quot;&quot;&quot;, &quot;&quot;&quot; &amp; [.D54] &amp; &quot;&quot;&quot; },&quot; &amp; CHAR(9) &amp; &quot;// &quot; &amp; [.C54]" office:value-type="string" office:string-value="{ &quot;k_EResultDiskFull&quot;, &quot;Operation canceled - not enough disk space.&quot; },&#9;// 54" calcext:value-type="string">
            <text:p>{ "k_EResultDiskFull", "Operation canceled - not enough disk space." },<text:tab/>// 54</text:p>
          </table:table-cell>
        </table:table-row>
        <table:table-row table:style-name="ro1">
          <table:table-cell/>
          <table:table-cell office:value-type="string" calcext:value-type="string">
            <text:p>k_EResultRemoteCallFail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 remote or IPC call has failed.</text:p>
          </table:table-cell>
          <table:table-cell table:formula="of:= &quot;{ &quot;&quot;&quot; &amp; [.B55] &amp; &quot;&quot;&quot;, &quot;&quot;&quot; &amp; [.D55] &amp; &quot;&quot;&quot; },&quot; &amp; CHAR(9) &amp; &quot;// &quot; &amp; [.C55]" office:value-type="string" office:string-value="{ &quot;k_EResultRemoteCallFailed&quot;, &quot;The remote or IPC call has failed.&quot; },&#9;// 55" calcext:value-type="string">
            <text:p>{ "k_EResultRemoteCallFailed", "The remote or IPC call has failed." },<text:tab/>// 55</text:p>
          </table:table-cell>
        </table:table-row>
        <table:table-row table:style-name="ro1">
          <table:table-cell/>
          <table:table-cell office:value-type="string" calcext:value-type="string">
            <text:p>k_EResultPasswordUns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ssword could not be verified as it's unset server side.</text:p>
          </table:table-cell>
          <table:table-cell table:formula="of:= &quot;{ &quot;&quot;&quot; &amp; [.B56] &amp; &quot;&quot;&quot;, &quot;&quot;&quot; &amp; [.D56] &amp; &quot;&quot;&quot; },&quot; &amp; CHAR(9) &amp; &quot;// &quot; &amp; [.C56]" office:value-type="string" office:string-value="{ &quot;k_EResultPasswordUnset&quot;, &quot;Password could not be verified as it's unset server side.&quot; },&#9;// 56" calcext:value-type="string">
            <text:p>{ "k_EResultPasswordUnset", "Password could not be verified as it's unset server side." },<text:tab/>// 56</text:p>
          </table:table-cell>
        </table:table-row>
        <table:table-row table:style-name="ro1">
          <table:table-cell/>
          <table:table-cell office:value-type="string" calcext:value-type="string">
            <text:p>k_EResultExternalAccountUnlink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ternal account (PSN, Facebook...) is not linked to a Steam account.</text:p>
          </table:table-cell>
          <table:table-cell table:formula="of:= &quot;{ &quot;&quot;&quot; &amp; [.B57] &amp; &quot;&quot;&quot;, &quot;&quot;&quot; &amp; [.D57] &amp; &quot;&quot;&quot; },&quot; &amp; CHAR(9) &amp; &quot;// &quot; &amp; [.C57]" office:value-type="string" office:string-value="{ &quot;k_EResultExternalAccountUnlinked&quot;, &quot;External account (PSN, Facebook...) is not linked to a Steam account.&quot; },&#9;// 57" calcext:value-type="string">
            <text:p>{ "k_EResultExternalAccountUnlinked", "External account (PSN, Facebook...) is not linked to a Steam account." },<text:tab/>// 57</text:p>
          </table:table-cell>
        </table:table-row>
        <table:table-row table:style-name="ro1">
          <table:table-cell/>
          <table:table-cell office:value-type="string" calcext:value-type="string">
            <text:p>k_EResultPSNTicketInvali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SN ticket was invalid.</text:p>
          </table:table-cell>
          <table:table-cell table:formula="of:= &quot;{ &quot;&quot;&quot; &amp; [.B58] &amp; &quot;&quot;&quot;, &quot;&quot;&quot; &amp; [.D58] &amp; &quot;&quot;&quot; },&quot; &amp; CHAR(9) &amp; &quot;// &quot; &amp; [.C58]" office:value-type="string" office:string-value="{ &quot;k_EResultPSNTicketInvalid&quot;, &quot;PSN ticket was invalid.&quot; },&#9;// 58" calcext:value-type="string">
            <text:p>{ "k_EResultPSNTicketInvalid", "PSN ticket was invalid." },<text:tab/>// 58</text:p>
          </table:table-cell>
        </table:table-row>
        <table:table-row table:style-name="ro1">
          <table:table-cell/>
          <table:table-cell office:value-type="string" calcext:value-type="string">
            <text:p>k_EResultExternalAccountAlreadyLink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ternal account (PSN, Facebook...) is already linked to some other account, must explicitly request to replace/delete the link first.</text:p>
          </table:table-cell>
          <table:table-cell table:formula="of:= &quot;{ &quot;&quot;&quot; &amp; [.B59] &amp; &quot;&quot;&quot;, &quot;&quot;&quot; &amp; [.D59] &amp; &quot;&quot;&quot; },&quot; &amp; CHAR(9) &amp; &quot;// &quot; &amp; [.C59]" office:value-type="string" office:string-value="{ &quot;k_EResultExternalAccountAlreadyLinked&quot;, &quot;External account (PSN, Facebook...) is already linked to some other account, must explicitly request to replace/delete the link first.&quot; },&#9;// 59" calcext:value-type="string">
            <text:p>{ "k_EResultExternalAccountAlreadyLinked", "External account (PSN, Facebook...) is already linked to some other account, must explicitly request to replace/delete the link first." },<text:tab/>// 59</text:p>
          </table:table-cell>
        </table:table-row>
        <table:table-row table:style-name="ro1">
          <table:table-cell/>
          <table:table-cell office:value-type="string" calcext:value-type="string">
            <text:p>k_EResultRemoteFileConfli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 sync cannot resume due to a conflict between the local and remote files.</text:p>
          </table:table-cell>
          <table:table-cell table:formula="of:= &quot;{ &quot;&quot;&quot; &amp; [.B60] &amp; &quot;&quot;&quot;, &quot;&quot;&quot; &amp; [.D60] &amp; &quot;&quot;&quot; },&quot; &amp; CHAR(9) &amp; &quot;// &quot; &amp; [.C60]" office:value-type="string" office:string-value="{ &quot;k_EResultRemoteFileConflict&quot;, &quot;The sync cannot resume due to a conflict between the local and remote files.&quot; },&#9;// 60" calcext:value-type="string">
            <text:p>{ "k_EResultRemoteFileConflict", "The sync cannot resume due to a conflict between the local and remote files." },<text:tab/>// 60</text:p>
          </table:table-cell>
        </table:table-row>
        <table:table-row table:style-name="ro1">
          <table:table-cell/>
          <table:table-cell office:value-type="string" calcext:value-type="string">
            <text:p>k_EResultIllegalPasswor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requested new password is not allowed.</text:p>
          </table:table-cell>
          <table:table-cell table:formula="of:= &quot;{ &quot;&quot;&quot; &amp; [.B61] &amp; &quot;&quot;&quot;, &quot;&quot;&quot; &amp; [.D61] &amp; &quot;&quot;&quot; },&quot; &amp; CHAR(9) &amp; &quot;// &quot; &amp; [.C61]" office:value-type="string" office:string-value="{ &quot;k_EResultIllegalPassword&quot;, &quot;The requested new password is not allowed.&quot; },&#9;// 61" calcext:value-type="string">
            <text:p>{ "k_EResultIllegalPassword", "The requested new password is not allowed." },<text:tab/>// 61</text:p>
          </table:table-cell>
        </table:table-row>
        <table:table-row table:style-name="ro1">
          <table:table-cell/>
          <table:table-cell office:value-type="string" calcext:value-type="string">
            <text:p>k_EResultSameAsPreviousVal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w value is the same as the old one. This is used for secret question and answer.</text:p>
          </table:table-cell>
          <table:table-cell table:formula="of:= &quot;{ &quot;&quot;&quot; &amp; [.B62] &amp; &quot;&quot;&quot;, &quot;&quot;&quot; &amp; [.D62] &amp; &quot;&quot;&quot; },&quot; &amp; CHAR(9) &amp; &quot;// &quot; &amp; [.C62]" office:value-type="string" office:string-value="{ &quot;k_EResultSameAsPreviousValue&quot;, &quot;New value is the same as the old one. This is used for secret question and answer.&quot; },&#9;// 62" calcext:value-type="string">
            <text:p>{ "k_EResultSameAsPreviousValue", "New value is the same as the old one. This is used for secret question and answer." },<text:tab/>// 62</text:p>
          </table:table-cell>
        </table:table-row>
        <table:table-row table:style-name="ro1">
          <table:table-cell/>
          <table:table-cell office:value-type="string" calcext:value-type="string">
            <text:p>k_EResultAccountLogonDenie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ount login denied due to 2nd factor authentication failure.</text:p>
          </table:table-cell>
          <table:table-cell table:formula="of:= &quot;{ &quot;&quot;&quot; &amp; [.B63] &amp; &quot;&quot;&quot;, &quot;&quot;&quot; &amp; [.D63] &amp; &quot;&quot;&quot; },&quot; &amp; CHAR(9) &amp; &quot;// &quot; &amp; [.C63]" office:value-type="string" office:string-value="{ &quot;k_EResultAccountLogonDenied&quot;, &quot;Account login denied due to 2nd factor authentication failure.&quot; },&#9;// 63" calcext:value-type="string">
            <text:p>{ "k_EResultAccountLogonDenied", "Account login denied due to 2nd factor authentication failure." },<text:tab/>// 63</text:p>
          </table:table-cell>
        </table:table-row>
        <table:table-row table:style-name="ro1">
          <table:table-cell/>
          <table:table-cell office:value-type="string" calcext:value-type="string">
            <text:p>k_EResultCannotUseOldPasswor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requested new password is not legal.</text:p>
          </table:table-cell>
          <table:table-cell table:formula="of:= &quot;{ &quot;&quot;&quot; &amp; [.B64] &amp; &quot;&quot;&quot;, &quot;&quot;&quot; &amp; [.D64] &amp; &quot;&quot;&quot; },&quot; &amp; CHAR(9) &amp; &quot;// &quot; &amp; [.C64]" office:value-type="string" office:string-value="{ &quot;k_EResultCannotUseOldPassword&quot;, &quot;The requested new password is not legal.&quot; },&#9;// 64" calcext:value-type="string">
            <text:p>{ "k_EResultCannotUseOldPassword", "The requested new password is not legal." },<text:tab/>// 64</text:p>
          </table:table-cell>
        </table:table-row>
        <table:table-row table:style-name="ro1">
          <table:table-cell/>
          <table:table-cell office:value-type="string" calcext:value-type="string">
            <text:p>k_EResultInvalidLoginAuthCo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ount login denied due to auth code invalid.</text:p>
          </table:table-cell>
          <table:table-cell table:formula="of:= &quot;{ &quot;&quot;&quot; &amp; [.B65] &amp; &quot;&quot;&quot;, &quot;&quot;&quot; &amp; [.D65] &amp; &quot;&quot;&quot; },&quot; &amp; CHAR(9) &amp; &quot;// &quot; &amp; [.C65]" office:value-type="string" office:string-value="{ &quot;k_EResultInvalidLoginAuthCode&quot;, &quot;Account login denied due to auth code invalid.&quot; },&#9;// 65" calcext:value-type="string">
            <text:p>{ "k_EResultInvalidLoginAuthCode", "Account login denied due to auth code invalid." },<text:tab/>// 65</text:p>
          </table:table-cell>
        </table:table-row>
        <table:table-row table:style-name="ro1">
          <table:table-cell/>
          <table:table-cell office:value-type="string" calcext:value-type="string">
            <text:p>k_EResultAccountLogonDeniedNoMa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count login denied due to 2nd factor auth failure - and no mail has been sent.</text:p>
          </table:table-cell>
          <table:table-cell table:formula="of:= &quot;{ &quot;&quot;&quot; &amp; [.B66] &amp; &quot;&quot;&quot;, &quot;&quot;&quot; &amp; [.D66] &amp; &quot;&quot;&quot; },&quot; &amp; CHAR(9) &amp; &quot;// &quot; &amp; [.C66]" office:value-type="string" office:string-value="{ &quot;k_EResultAccountLogonDeniedNoMail&quot;, &quot;Account login denied due to 2nd factor auth failure - and no mail has been sent.&quot; },&#9;// 66" calcext:value-type="string">
            <text:p>{ "k_EResultAccountLogonDeniedNoMail", "Account login denied due to 2nd factor auth failure - and no mail has been sent." },<text:tab/>// 66</text:p>
          </table:table-cell>
        </table:table-row>
        <table:table-row table:style-name="ro1">
          <table:table-cell/>
          <table:table-cell office:value-type="string" calcext:value-type="string">
            <text:p>k_EResultHardwareNotCapableOfIP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 users hardware does not support Intel's Identity Protection Technology (IPT).</text:p>
          </table:table-cell>
          <table:table-cell table:formula="of:= &quot;{ &quot;&quot;&quot; &amp; [.B67] &amp; &quot;&quot;&quot;, &quot;&quot;&quot; &amp; [.D67] &amp; &quot;&quot;&quot; },&quot; &amp; CHAR(9) &amp; &quot;// &quot; &amp; [.C67]" office:value-type="string" office:string-value="{ &quot;k_EResultHardwareNotCapableOfIPT&quot;, &quot;The users hardware does not support Intel's Identity Protection Technology (IPT).&quot; },&#9;// 67" calcext:value-type="string">
            <text:p>{ "k_EResultHardwareNotCapableOfIPT", "The users hardware does not support Intel's Identity Protection Technology (IPT)." },<text:tab/>// 67</text:p>
          </table:table-cell>
        </table:table-row>
        <table:table-row table:style-name="ro1">
          <table:table-cell/>
          <table:table-cell office:value-type="string" calcext:value-type="string">
            <text:p>k_EResultIPTInitErr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tel's Identity Protection Technology (IPT) has failed to initialize.</text:p>
          </table:table-cell>
          <table:table-cell table:formula="of:= &quot;{ &quot;&quot;&quot; &amp; [.B68] &amp; &quot;&quot;&quot;, &quot;&quot;&quot; &amp; [.D68] &amp; &quot;&quot;&quot; },&quot; &amp; CHAR(9) &amp; &quot;// &quot; &amp; [.C68]" office:value-type="string" office:string-value="{ &quot;k_EResultIPTInitError&quot;, &quot;Intel's Identity Protection Technology (IPT) has failed to initialize.&quot; },&#9;// 68" calcext:value-type="string">
            <text:p>{ "k_EResultIPTInitError", "Intel's Identity Protection Technology (IPT) has failed to initialize." },<text:tab/>// 68</text:p>
          </table:table-cell>
        </table:table-row>
        <table:table-row table:style-name="ro1">
          <table:table-cell/>
          <table:table-cell office:value-type="string" calcext:value-type="string">
            <text:p>k_EResultParentalControlRestrict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peration failed due to parental control restrictions for current user.</text:p>
          </table:table-cell>
          <table:table-cell table:formula="of:= &quot;{ &quot;&quot;&quot; &amp; [.B69] &amp; &quot;&quot;&quot;, &quot;&quot;&quot; &amp; [.D69] &amp; &quot;&quot;&quot; },&quot; &amp; CHAR(9) &amp; &quot;// &quot; &amp; [.C69]" office:value-type="string" office:string-value="{ &quot;k_EResultParentalControlRestricted&quot;, &quot;Operation failed due to parental control restrictions for current user.&quot; },&#9;// 69" calcext:value-type="string">
            <text:p>{ "k_EResultParentalControlRestricted", "Operation failed due to parental control restrictions for current user." },<text:tab/>// 69</text:p>
          </table:table-cell>
        </table:table-row>
        <table:table-row table:style-name="ro1">
          <table:table-cell/>
          <table:table-cell office:value-type="string" calcext:value-type="string">
            <text:p>k_EResultFacebookQueryErr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cebook query returned an error.</text:p>
          </table:table-cell>
          <table:table-cell table:formula="of:= &quot;{ &quot;&quot;&quot; &amp; [.B70] &amp; &quot;&quot;&quot;, &quot;&quot;&quot; &amp; [.D70] &amp; &quot;&quot;&quot; },&quot; &amp; CHAR(9) &amp; &quot;// &quot; &amp; [.C70]" office:value-type="string" office:string-value="{ &quot;k_EResultFacebookQueryError&quot;, &quot;Facebook query returned an error.&quot; },&#9;// 70" calcext:value-type="string">
            <text:p>{ "k_EResultFacebookQueryError", "Facebook query returned an error." },<text:tab/>// 70</text:p>
          </table:table-cell>
        </table:table-row>
        <table:table-row table:style-name="ro1">
          <table:table-cell/>
          <table:table-cell office:value-type="string" calcext:value-type="string">
            <text:p>k_EResultExpiredLoginAuthCo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ount login denied due to an expired auth code.</text:p>
          </table:table-cell>
          <table:table-cell table:formula="of:= &quot;{ &quot;&quot;&quot; &amp; [.B71] &amp; &quot;&quot;&quot;, &quot;&quot;&quot; &amp; [.D71] &amp; &quot;&quot;&quot; },&quot; &amp; CHAR(9) &amp; &quot;// &quot; &amp; [.C71]" office:value-type="string" office:string-value="{ &quot;k_EResultExpiredLoginAuthCode&quot;, &quot;Account login denied due to an expired auth code.&quot; },&#9;// 71" calcext:value-type="string">
            <text:p>{ "k_EResultExpiredLoginAuthCode", "Account login denied due to an expired auth code." },<text:tab/>// 71</text:p>
          </table:table-cell>
        </table:table-row>
        <table:table-row table:style-name="ro1">
          <table:table-cell/>
          <table:table-cell office:value-type="string" calcext:value-type="string">
            <text:p>k_EResultIPLoginRestrictionFail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login failed due to an IP restriction.</text:p>
          </table:table-cell>
          <table:table-cell table:formula="of:= &quot;{ &quot;&quot;&quot; &amp; [.B72] &amp; &quot;&quot;&quot;, &quot;&quot;&quot; &amp; [.D72] &amp; &quot;&quot;&quot; },&quot; &amp; CHAR(9) &amp; &quot;// &quot; &amp; [.C72]" office:value-type="string" office:string-value="{ &quot;k_EResultIPLoginRestrictionFailed&quot;, &quot;The login failed due to an IP restriction.&quot; },&#9;// 72" calcext:value-type="string">
            <text:p>{ "k_EResultIPLoginRestrictionFailed", "The login failed due to an IP restriction." },<text:tab/>// 72</text:p>
          </table:table-cell>
        </table:table-row>
        <table:table-row table:style-name="ro1">
          <table:table-cell/>
          <table:table-cell office:value-type="string" calcext:value-type="string">
            <text:p>k_EResultAccountLockedDow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 current users account is currently locked for use. This is likely due to a hijacking and pending ownership verification.</text:p>
          </table:table-cell>
          <table:table-cell table:formula="of:= &quot;{ &quot;&quot;&quot; &amp; [.B73] &amp; &quot;&quot;&quot;, &quot;&quot;&quot; &amp; [.D73] &amp; &quot;&quot;&quot; },&quot; &amp; CHAR(9) &amp; &quot;// &quot; &amp; [.C73]" office:value-type="string" office:string-value="{ &quot;k_EResultAccountLockedDown&quot;, &quot;The current users account is currently locked for use. This is likely due to a hijacking and pending ownership verification.&quot; },&#9;// 73" calcext:value-type="string">
            <text:p>{ "k_EResultAccountLockedDown", "The current users account is currently locked for use. This is likely due to a hijacking and pending ownership verification." },<text:tab/>// 73</text:p>
          </table:table-cell>
        </table:table-row>
        <table:table-row table:style-name="ro1">
          <table:table-cell/>
          <table:table-cell office:value-type="string" calcext:value-type="string">
            <text:p>k_EResultAccountLogonDeniedVerifiedEmailRequir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he logon failed because the accounts email is not verified.</text:p>
          </table:table-cell>
          <table:table-cell table:formula="of:= &quot;{ &quot;&quot;&quot; &amp; [.B74] &amp; &quot;&quot;&quot;, &quot;&quot;&quot; &amp; [.D74] &amp; &quot;&quot;&quot; },&quot; &amp; CHAR(9) &amp; &quot;// &quot; &amp; [.C74]" office:value-type="string" office:string-value="{ &quot;k_EResultAccountLogonDeniedVerifiedEmailRequired&quot;, &quot;The logon failed because the accounts email is not verified.&quot; },&#9;// 74" calcext:value-type="string">
            <text:p>{ "k_EResultAccountLogonDeniedVerifiedEmailRequired", "The logon failed because the accounts email is not verified." },<text:tab/>// 74</text:p>
          </table:table-cell>
        </table:table-row>
        <table:table-row table:style-name="ro1">
          <table:table-cell/>
          <table:table-cell office:value-type="string" calcext:value-type="string">
            <text:p>k_EResultNoMatchingUR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e is no URL matching the provided values.</text:p>
          </table:table-cell>
          <table:table-cell table:formula="of:= &quot;{ &quot;&quot;&quot; &amp; [.B75] &amp; &quot;&quot;&quot;, &quot;&quot;&quot; &amp; [.D75] &amp; &quot;&quot;&quot; },&quot; &amp; CHAR(9) &amp; &quot;// &quot; &amp; [.C75]" office:value-type="string" office:string-value="{ &quot;k_EResultNoMatchingURL&quot;, &quot;There is no URL matching the provided values.&quot; },&#9;// 75" calcext:value-type="string">
            <text:p>{ "k_EResultNoMatchingURL", "There is no URL matching the provided values." },<text:tab/>// 75</text:p>
          </table:table-cell>
        </table:table-row>
        <table:table-row table:style-name="ro1">
          <table:table-cell/>
          <table:table-cell office:value-type="string" calcext:value-type="string">
            <text:p>k_EResultBadRespons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ad Response due to a Parse failure, missing field, etc.</text:p>
          </table:table-cell>
          <table:table-cell table:formula="of:= &quot;{ &quot;&quot;&quot; &amp; [.B76] &amp; &quot;&quot;&quot;, &quot;&quot;&quot; &amp; [.D76] &amp; &quot;&quot;&quot; },&quot; &amp; CHAR(9) &amp; &quot;// &quot; &amp; [.C76]" office:value-type="string" office:string-value="{ &quot;k_EResultBadResponse&quot;, &quot;Bad Response due to a Parse failure, missing field, etc.&quot; },&#9;// 76" calcext:value-type="string">
            <text:p>{ "k_EResultBadResponse", "Bad Response due to a Parse failure, missing field, etc." },<text:tab/>// 76</text:p>
          </table:table-cell>
        </table:table-row>
        <table:table-row table:style-name="ro1">
          <table:table-cell/>
          <table:table-cell office:value-type="string" calcext:value-type="string">
            <text:p>k_EResultRequirePasswordReEntr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ser cannot complete the action until they re-enter their password.</text:p>
          </table:table-cell>
          <table:table-cell table:formula="of:= &quot;{ &quot;&quot;&quot; &amp; [.B77] &amp; &quot;&quot;&quot;, &quot;&quot;&quot; &amp; [.D77] &amp; &quot;&quot;&quot; },&quot; &amp; CHAR(9) &amp; &quot;// &quot; &amp; [.C77]" office:value-type="string" office:string-value="{ &quot;k_EResultRequirePasswordReEntry&quot;, &quot;The user cannot complete the action until they re-enter their password.&quot; },&#9;// 77" calcext:value-type="string">
            <text:p>{ "k_EResultRequirePasswordReEntry", "The user cannot complete the action until they re-enter their password." },<text:tab/>// 77</text:p>
          </table:table-cell>
        </table:table-row>
        <table:table-row table:style-name="ro1">
          <table:table-cell/>
          <table:table-cell office:value-type="string" calcext:value-type="string">
            <text:p>k_EResultValueOutOfRang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 value entered is outside the acceptable range.</text:p>
          </table:table-cell>
          <table:table-cell table:formula="of:= &quot;{ &quot;&quot;&quot; &amp; [.B78] &amp; &quot;&quot;&quot;, &quot;&quot;&quot; &amp; [.D78] &amp; &quot;&quot;&quot; },&quot; &amp; CHAR(9) &amp; &quot;// &quot; &amp; [.C78]" office:value-type="string" office:string-value="{ &quot;k_EResultValueOutOfRange&quot;, &quot;The value entered is outside the acceptable range.&quot; },&#9;// 78" calcext:value-type="string">
            <text:p>{ "k_EResultValueOutOfRange", "The value entered is outside the acceptable range." },<text:tab/>// 78</text:p>
          </table:table-cell>
        </table:table-row>
        <table:table-row table:style-name="ro1">
          <table:table-cell/>
          <table:table-cell office:value-type="string" calcext:value-type="string">
            <text:p>k_EResultUnexpectedErro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omething happened that we didn't expect to ever happen.</text:p>
          </table:table-cell>
          <table:table-cell table:formula="of:= &quot;{ &quot;&quot;&quot; &amp; [.B79] &amp; &quot;&quot;&quot;, &quot;&quot;&quot; &amp; [.D79] &amp; &quot;&quot;&quot; },&quot; &amp; CHAR(9) &amp; &quot;// &quot; &amp; [.C79]" office:value-type="string" office:string-value="{ &quot;k_EResultUnexpectedError&quot;, &quot;Something happened that we didn't expect to ever happen.&quot; },&#9;// 79" calcext:value-type="string">
            <text:p>{ "k_EResultUnexpectedError", "Something happened that we didn't expect to ever happen." },<text:tab/>// 79</text:p>
          </table:table-cell>
        </table:table-row>
        <table:table-row table:style-name="ro1">
          <table:table-cell/>
          <table:table-cell office:value-type="string" calcext:value-type="string">
            <text:p>k_EResultDisabl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requested service has been configured to be unavailable.</text:p>
          </table:table-cell>
          <table:table-cell table:formula="of:= &quot;{ &quot;&quot;&quot; &amp; [.B80] &amp; &quot;&quot;&quot;, &quot;&quot;&quot; &amp; [.D80] &amp; &quot;&quot;&quot; },&quot; &amp; CHAR(9) &amp; &quot;// &quot; &amp; [.C80]" office:value-type="string" office:string-value="{ &quot;k_EResultDisabled&quot;, &quot;The requested service has been configured to be unavailable.&quot; },&#9;// 80" calcext:value-type="string">
            <text:p>{ "k_EResultDisabled", "The requested service has been configured to be unavailable." },<text:tab/>// 80</text:p>
          </table:table-cell>
        </table:table-row>
        <table:table-row table:style-name="ro1">
          <table:table-cell/>
          <table:table-cell office:value-type="string" calcext:value-type="string">
            <text:p>k_EResultInvalidCEGSubmiss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 files submitted to the CEG server are not valid.</text:p>
          </table:table-cell>
          <table:table-cell table:formula="of:= &quot;{ &quot;&quot;&quot; &amp; [.B81] &amp; &quot;&quot;&quot;, &quot;&quot;&quot; &amp; [.D81] &amp; &quot;&quot;&quot; },&quot; &amp; CHAR(9) &amp; &quot;// &quot; &amp; [.C81]" office:value-type="string" office:string-value="{ &quot;k_EResultInvalidCEGSubmission&quot;, &quot;The files submitted to the CEG server are not valid.&quot; },&#9;// 81" calcext:value-type="string">
            <text:p>{ "k_EResultInvalidCEGSubmission", "The files submitted to the CEG server are not valid." },<text:tab/>// 81</text:p>
          </table:table-cell>
        </table:table-row>
        <table:table-row table:style-name="ro1">
          <table:table-cell/>
          <table:table-cell office:value-type="string" calcext:value-type="string">
            <text:p>k_EResultRestrictedDev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 device being used is not allowed to perform this action.</text:p>
          </table:table-cell>
          <table:table-cell table:formula="of:= &quot;{ &quot;&quot;&quot; &amp; [.B82] &amp; &quot;&quot;&quot;, &quot;&quot;&quot; &amp; [.D82] &amp; &quot;&quot;&quot; },&quot; &amp; CHAR(9) &amp; &quot;// &quot; &amp; [.C82]" office:value-type="string" office:string-value="{ &quot;k_EResultRestrictedDevice&quot;, &quot;The device being used is not allowed to perform this action.&quot; },&#9;// 82" calcext:value-type="string">
            <text:p>{ "k_EResultRestrictedDevice", "The device being used is not allowed to perform this action." },<text:tab/>// 82</text:p>
          </table:table-cell>
        </table:table-row>
        <table:table-row table:style-name="ro1">
          <table:table-cell/>
          <table:table-cell office:value-type="string" calcext:value-type="string">
            <text:p>k_EResultRegionLock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action could not be complete because it is region restricted.</text:p>
          </table:table-cell>
          <table:table-cell table:formula="of:= &quot;{ &quot;&quot;&quot; &amp; [.B83] &amp; &quot;&quot;&quot;, &quot;&quot;&quot; &amp; [.D83] &amp; &quot;&quot;&quot; },&quot; &amp; CHAR(9) &amp; &quot;// &quot; &amp; [.C83]" office:value-type="string" office:string-value="{ &quot;k_EResultRegionLocked&quot;, &quot;The action could not be complete because it is region restricted.&quot; },&#9;// 83" calcext:value-type="string">
            <text:p>{ "k_EResultRegionLocked", "The action could not be complete because it is region restricted." },<text:tab/>// 83</text:p>
          </table:table-cell>
        </table:table-row>
        <table:table-row table:style-name="ro1">
          <table:table-cell/>
          <table:table-cell office:value-type="string" calcext:value-type="string">
            <text:p>k_EResultRateLimitExceede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orary rate limit exceeded, try again later, different from k_EResultLimitExceeded which may be permanent.</text:p>
          </table:table-cell>
          <table:table-cell table:formula="of:= &quot;{ &quot;&quot;&quot; &amp; [.B84] &amp; &quot;&quot;&quot;, &quot;&quot;&quot; &amp; [.D84] &amp; &quot;&quot;&quot; },&quot; &amp; CHAR(9) &amp; &quot;// &quot; &amp; [.C84]" office:value-type="string" office:string-value="{ &quot;k_EResultRateLimitExceeded&quot;, &quot;Temporary rate limit exceeded, try again later, different from k_EResultLimitExceeded which may be permanent.&quot; },&#9;// 84" calcext:value-type="string">
            <text:p>{ "k_EResultRateLimitExceeded", "Temporary rate limit exceeded, try again later, different from k_EResultLimitExceeded which may be permanent." },<text:tab/>// 84</text:p>
          </table:table-cell>
        </table:table-row>
        <table:table-row table:style-name="ro1">
          <table:table-cell/>
          <table:table-cell office:value-type="string" calcext:value-type="string">
            <text:p>k_EResultAccountLoginDeniedNeedTwoFacto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ed two-factor code to login.</text:p>
          </table:table-cell>
          <table:table-cell table:formula="of:= &quot;{ &quot;&quot;&quot; &amp; [.B85] &amp; &quot;&quot;&quot;, &quot;&quot;&quot; &amp; [.D85] &amp; &quot;&quot;&quot; },&quot; &amp; CHAR(9) &amp; &quot;// &quot; &amp; [.C85]" office:value-type="string" office:string-value="{ &quot;k_EResultAccountLoginDeniedNeedTwoFactor&quot;, &quot;Need two-factor code to login.&quot; },&#9;// 85" calcext:value-type="string">
            <text:p>{ "k_EResultAccountLoginDeniedNeedTwoFactor", "Need two-factor code to login." },<text:tab/>// 85</text:p>
          </table:table-cell>
        </table:table-row>
        <table:table-row table:style-name="ro1">
          <table:table-cell/>
          <table:table-cell office:value-type="string" calcext:value-type="string">
            <text:p>k_EResultItemDelet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thing we're trying to access has been deleted.</text:p>
          </table:table-cell>
          <table:table-cell table:formula="of:= &quot;{ &quot;&quot;&quot; &amp; [.B86] &amp; &quot;&quot;&quot;, &quot;&quot;&quot; &amp; [.D86] &amp; &quot;&quot;&quot; },&quot; &amp; CHAR(9) &amp; &quot;// &quot; &amp; [.C86]" office:value-type="string" office:string-value="{ &quot;k_EResultItemDeleted&quot;, &quot;The thing we're trying to access has been deleted.&quot; },&#9;// 86" calcext:value-type="string">
            <text:p>{ "k_EResultItemDeleted", "The thing we're trying to access has been deleted." },<text:tab/>// 86</text:p>
          </table:table-cell>
        </table:table-row>
        <table:table-row table:style-name="ro1">
          <table:table-cell/>
          <table:table-cell office:value-type="string" calcext:value-type="string">
            <text:p>k_EResultAccountLoginDeniedThrot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in attempt failed, try to throttle response to possible attacker.</text:p>
          </table:table-cell>
          <table:table-cell table:formula="of:= &quot;{ &quot;&quot;&quot; &amp; [.B87] &amp; &quot;&quot;&quot;, &quot;&quot;&quot; &amp; [.D87] &amp; &quot;&quot;&quot; },&quot; &amp; CHAR(9) &amp; &quot;// &quot; &amp; [.C87]" office:value-type="string" office:string-value="{ &quot;k_EResultAccountLoginDeniedThrottle&quot;, &quot;Login attempt failed, try to throttle response to possible attacker.&quot; },&#9;// 87" calcext:value-type="string">
            <text:p>{ "k_EResultAccountLoginDeniedThrottle", "Login attempt failed, try to throttle response to possible attacker." },<text:tab/>// 87</text:p>
          </table:table-cell>
        </table:table-row>
        <table:table-row table:style-name="ro1">
          <table:table-cell/>
          <table:table-cell office:value-type="string" calcext:value-type="string">
            <text:p>k_EResultTwoFactorCodeMisma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wo factor authentication (Steam Guard) code is incorrect.</text:p>
          </table:table-cell>
          <table:table-cell table:formula="of:= &quot;{ &quot;&quot;&quot; &amp; [.B88] &amp; &quot;&quot;&quot;, &quot;&quot;&quot; &amp; [.D88] &amp; &quot;&quot;&quot; },&quot; &amp; CHAR(9) &amp; &quot;// &quot; &amp; [.C88]" office:value-type="string" office:string-value="{ &quot;k_EResultTwoFactorCodeMismatch&quot;, &quot;Two factor authentication (Steam Guard) code is incorrect.&quot; },&#9;// 88" calcext:value-type="string">
            <text:p>{ "k_EResultTwoFactorCodeMismatch", "Two factor authentication (Steam Guard) code is incorrect." },<text:tab/>// 88</text:p>
          </table:table-cell>
        </table:table-row>
        <table:table-row table:style-name="ro1">
          <table:table-cell/>
          <table:table-cell office:value-type="string" calcext:value-type="string">
            <text:p>k_EResultTwoFactorActivationCodeMismatc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e activation code for two-factor authentication (Steam Guard) didn't match.</text:p>
          </table:table-cell>
          <table:table-cell table:formula="of:= &quot;{ &quot;&quot;&quot; &amp; [.B89] &amp; &quot;&quot;&quot;, &quot;&quot;&quot; &amp; [.D89] &amp; &quot;&quot;&quot; },&quot; &amp; CHAR(9) &amp; &quot;// &quot; &amp; [.C89]" office:value-type="string" office:string-value="{ &quot;k_EResultTwoFactorActivationCodeMismatch&quot;, &quot;The activation code for two-factor authentication (Steam Guard) didn't match.&quot; },&#9;// 89" calcext:value-type="string">
            <text:p>{ "k_EResultTwoFactorActivationCodeMismatch", "The activation code for two-factor authentication (Steam Guard) didn't match." },<text:tab/>// 89</text:p>
          </table:table-cell>
        </table:table-row>
        <table:table-row table:style-name="ro1">
          <table:table-cell/>
          <table:table-cell office:value-type="string" calcext:value-type="string">
            <text:p>k_EResultAccountAssociatedToMultiplePartner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current account has been associated with multiple partners.</text:p>
          </table:table-cell>
          <table:table-cell table:formula="of:= &quot;{ &quot;&quot;&quot; &amp; [.B90] &amp; &quot;&quot;&quot;, &quot;&quot;&quot; &amp; [.D90] &amp; &quot;&quot;&quot; },&quot; &amp; CHAR(9) &amp; &quot;// &quot; &amp; [.C90]" office:value-type="string" office:string-value="{ &quot;k_EResultAccountAssociatedToMultiplePartners&quot;, &quot;The current account has been associated with multiple partners.&quot; },&#9;// 90" calcext:value-type="string">
            <text:p>{ "k_EResultAccountAssociatedToMultiplePartners", "The current account has been associated with multiple partners." },<text:tab/>// 90</text:p>
          </table:table-cell>
        </table:table-row>
        <table:table-row table:style-name="ro1">
          <table:table-cell/>
          <table:table-cell office:value-type="string" calcext:value-type="string">
            <text:p>k_EResultNotModifi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data has not been modified.</text:p>
          </table:table-cell>
          <table:table-cell table:formula="of:= &quot;{ &quot;&quot;&quot; &amp; [.B91] &amp; &quot;&quot;&quot;, &quot;&quot;&quot; &amp; [.D91] &amp; &quot;&quot;&quot; },&quot; &amp; CHAR(9) &amp; &quot;// &quot; &amp; [.C91]" office:value-type="string" office:string-value="{ &quot;k_EResultNotModified&quot;, &quot;The data has not been modified.&quot; },&#9;// 91" calcext:value-type="string">
            <text:p>{ "k_EResultNotModified", "The data has not been modified." },<text:tab/>// 91</text:p>
          </table:table-cell>
        </table:table-row>
        <table:table-row table:style-name="ro1">
          <table:table-cell/>
          <table:table-cell office:value-type="string" calcext:value-type="string">
            <text:p>k_EResultNoMobileDevic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he account does not have a mobile device associated with it.</text:p>
          </table:table-cell>
          <table:table-cell table:formula="of:= &quot;{ &quot;&quot;&quot; &amp; [.B92] &amp; &quot;&quot;&quot;, &quot;&quot;&quot; &amp; [.D92] &amp; &quot;&quot;&quot; },&quot; &amp; CHAR(9) &amp; &quot;// &quot; &amp; [.C92]" office:value-type="string" office:string-value="{ &quot;k_EResultNoMobileDevice&quot;, &quot;The account does not have a mobile device associated with it.&quot; },&#9;// 92" calcext:value-type="string">
            <text:p>{ "k_EResultNoMobileDevice", "The account does not have a mobile device associated with it." },<text:tab/>// 92</text:p>
          </table:table-cell>
        </table:table-row>
        <table:table-row table:style-name="ro1">
          <table:table-cell/>
          <table:table-cell office:value-type="string" calcext:value-type="string">
            <text:p>k_EResultTimeNotSynce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e time presented is out of range or tolerance.</text:p>
          </table:table-cell>
          <table:table-cell table:formula="of:= &quot;{ &quot;&quot;&quot; &amp; [.B93] &amp; &quot;&quot;&quot;, &quot;&quot;&quot; &amp; [.D93] &amp; &quot;&quot;&quot; },&quot; &amp; CHAR(9) &amp; &quot;// &quot; &amp; [.C93]" office:value-type="string" office:string-value="{ &quot;k_EResultTimeNotSynced&quot;, &quot;The time presented is out of range or tolerance.&quot; },&#9;// 93" calcext:value-type="string">
            <text:p>{ "k_EResultTimeNotSynced", "The time presented is out of range or tolerance." },<text:tab/>// 93</text:p>
          </table:table-cell>
        </table:table-row>
        <table:table-row table:style-name="ro1">
          <table:table-cell/>
          <table:table-cell office:value-type="string" calcext:value-type="string">
            <text:p>k_EResultSmsCodeFaile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MS code failure - no match, none pending, etc.</text:p>
          </table:table-cell>
          <table:table-cell table:formula="of:= &quot;{ &quot;&quot;&quot; &amp; [.B94] &amp; &quot;&quot;&quot;, &quot;&quot;&quot; &amp; [.D94] &amp; &quot;&quot;&quot; },&quot; &amp; CHAR(9) &amp; &quot;// &quot; &amp; [.C94]" office:value-type="string" office:string-value="{ &quot;k_EResultSmsCodeFailed&quot;, &quot;SMS code failure - no match, none pending, etc.&quot; },&#9;// 94" calcext:value-type="string">
            <text:p>{ "k_EResultSmsCodeFailed", "SMS code failure - no match, none pending, etc." },<text:tab/>// 94</text:p>
          </table:table-cell>
        </table:table-row>
        <table:table-row table:style-name="ro1">
          <table:table-cell/>
          <table:table-cell office:value-type="string" calcext:value-type="string">
            <text:p>k_EResultAccountLimitExceed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o many accounts access this resource.</text:p>
          </table:table-cell>
          <table:table-cell table:formula="of:= &quot;{ &quot;&quot;&quot; &amp; [.B95] &amp; &quot;&quot;&quot;, &quot;&quot;&quot; &amp; [.D95] &amp; &quot;&quot;&quot; },&quot; &amp; CHAR(9) &amp; &quot;// &quot; &amp; [.C95]" office:value-type="string" office:string-value="{ &quot;k_EResultAccountLimitExceeded&quot;, &quot;Too many accounts access this resource.&quot; },&#9;// 95" calcext:value-type="string">
            <text:p>{ "k_EResultAccountLimitExceeded", "Too many accounts access this resource." },<text:tab/>// 95</text:p>
          </table:table-cell>
        </table:table-row>
        <table:table-row table:style-name="ro1">
          <table:table-cell/>
          <table:table-cell office:value-type="string" calcext:value-type="string">
            <text:p>k_EResultAccountActivityLimitExceede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oo many changes to this account.</text:p>
          </table:table-cell>
          <table:table-cell table:formula="of:= &quot;{ &quot;&quot;&quot; &amp; [.B96] &amp; &quot;&quot;&quot;, &quot;&quot;&quot; &amp; [.D96] &amp; &quot;&quot;&quot; },&quot; &amp; CHAR(9) &amp; &quot;// &quot; &amp; [.C96]" office:value-type="string" office:string-value="{ &quot;k_EResultAccountActivityLimitExceeded&quot;, &quot;Too many changes to this account.&quot; },&#9;// 96" calcext:value-type="string">
            <text:p>{ "k_EResultAccountActivityLimitExceeded", "Too many changes to this account." },<text:tab/>// 96</text:p>
          </table:table-cell>
        </table:table-row>
        <table:table-row table:style-name="ro1">
          <table:table-cell/>
          <table:table-cell office:value-type="string" calcext:value-type="string">
            <text:p>k_EResultPhoneActivityLimitExceede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oo many changes to this phone.</text:p>
          </table:table-cell>
          <table:table-cell table:formula="of:= &quot;{ &quot;&quot;&quot; &amp; [.B97] &amp; &quot;&quot;&quot;, &quot;&quot;&quot; &amp; [.D97] &amp; &quot;&quot;&quot; },&quot; &amp; CHAR(9) &amp; &quot;// &quot; &amp; [.C97]" office:value-type="string" office:string-value="{ &quot;k_EResultPhoneActivityLimitExceeded&quot;, &quot;Too many changes to this phone.&quot; },&#9;// 97" calcext:value-type="string">
            <text:p>{ "k_EResultPhoneActivityLimitExceeded", "Too many changes to this phone." },<text:tab/>// 97</text:p>
          </table:table-cell>
        </table:table-row>
        <table:table-row table:style-name="ro1">
          <table:table-cell/>
          <table:table-cell office:value-type="string" calcext:value-type="string">
            <text:p>k_EResultRefundToWalle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not refund to payment method, must use wallet.</text:p>
          </table:table-cell>
          <table:table-cell table:formula="of:= &quot;{ &quot;&quot;&quot; &amp; [.B98] &amp; &quot;&quot;&quot;, &quot;&quot;&quot; &amp; [.D98] &amp; &quot;&quot;&quot; },&quot; &amp; CHAR(9) &amp; &quot;// &quot; &amp; [.C98]" office:value-type="string" office:string-value="{ &quot;k_EResultRefundToWallet&quot;, &quot;Cannot refund to payment method, must use wallet.&quot; },&#9;// 98" calcext:value-type="string">
            <text:p>{ "k_EResultRefundToWallet", "Cannot refund to payment method, must use wallet." },<text:tab/>// 98</text:p>
          </table:table-cell>
        </table:table-row>
        <table:table-row table:style-name="ro1">
          <table:table-cell/>
          <table:table-cell office:value-type="string" calcext:value-type="string">
            <text:p>k_EResultEmailSendFailu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annot send an email.</text:p>
          </table:table-cell>
          <table:table-cell table:formula="of:= &quot;{ &quot;&quot;&quot; &amp; [.B99] &amp; &quot;&quot;&quot;, &quot;&quot;&quot; &amp; [.D99] &amp; &quot;&quot;&quot; },&quot; &amp; CHAR(9) &amp; &quot;// &quot; &amp; [.C99]" office:value-type="string" office:string-value="{ &quot;k_EResultEmailSendFailure&quot;, &quot;Cannot send an email.&quot; },&#9;// 99" calcext:value-type="string">
            <text:p>{ "k_EResultEmailSendFailure", "Cannot send an email." },<text:tab/>// 99</text:p>
          </table:table-cell>
        </table:table-row>
        <table:table-row table:style-name="ro1">
          <table:table-cell/>
          <table:table-cell office:value-type="string" calcext:value-type="string">
            <text:p>k_EResultNotSettl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n't perform operation until payment has settled.</text:p>
          </table:table-cell>
          <table:table-cell table:formula="of:= &quot;{ &quot;&quot;&quot; &amp; [.B100] &amp; &quot;&quot;&quot;, &quot;&quot;&quot; &amp; [.D100] &amp; &quot;&quot;&quot; },&quot; &amp; CHAR(9) &amp; &quot;// &quot; &amp; [.C100]" office:value-type="string" office:string-value="{ &quot;k_EResultNotSettled&quot;, &quot;Can't perform operation until payment has settled.&quot; },&#9;// 100" calcext:value-type="string">
            <text:p>{ "k_EResultNotSettled", "Can't perform operation until payment has settled." },<text:tab/>// 100</text:p>
          </table:table-cell>
        </table:table-row>
        <table:table-row table:style-name="ro1">
          <table:table-cell/>
          <table:table-cell office:value-type="string" calcext:value-type="string">
            <text:p>k_EResultNeedCaptch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 user needs to provide a valid captcha.</text:p>
          </table:table-cell>
          <table:table-cell table:formula="of:= &quot;{ &quot;&quot;&quot; &amp; [.B101] &amp; &quot;&quot;&quot;, &quot;&quot;&quot; &amp; [.D101] &amp; &quot;&quot;&quot; },&quot; &amp; CHAR(9) &amp; &quot;// &quot; &amp; [.C101]" office:value-type="string" office:string-value="{ &quot;k_EResultNeedCaptcha&quot;, &quot;The user needs to provide a valid captcha.&quot; },&#9;// 101" calcext:value-type="string">
            <text:p>{ "k_EResultNeedCaptcha", "The user needs to provide a valid captcha." },<text:tab/>// 101</text:p>
          </table:table-cell>
        </table:table-row>
        <table:table-row table:style-name="ro1">
          <table:table-cell/>
          <table:table-cell office:value-type="string" calcext:value-type="string">
            <text:p>k_EResultGSLTDeni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 game server login token owned by this token's owner has been banned.</text:p>
          </table:table-cell>
          <table:table-cell table:formula="of:= &quot;{ &quot;&quot;&quot; &amp; [.B102] &amp; &quot;&quot;&quot;, &quot;&quot;&quot; &amp; [.D102] &amp; &quot;&quot;&quot; },&quot; &amp; CHAR(9) &amp; &quot;// &quot; &amp; [.C102]" office:value-type="string" office:string-value="{ &quot;k_EResultGSLTDenied&quot;, &quot;A game server login token owned by this token's owner has been banned.&quot; },&#9;// 102" calcext:value-type="string">
            <text:p>{ "k_EResultGSLTDenied", "A game server login token owned by this token's owner has been banned." },<text:tab/>// 102</text:p>
          </table:table-cell>
        </table:table-row>
        <table:table-row table:style-name="ro1">
          <table:table-cell/>
          <table:table-cell office:value-type="string" calcext:value-type="string">
            <text:p>k_EResultGSOwnerDenie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ame server owner is denied for some other reason such as account locked, community ban, vac ban, missing phone, etc.</text:p>
          </table:table-cell>
          <table:table-cell table:formula="of:= &quot;{ &quot;&quot;&quot; &amp; [.B103] &amp; &quot;&quot;&quot;, &quot;&quot;&quot; &amp; [.D103] &amp; &quot;&quot;&quot; },&quot; &amp; CHAR(9) &amp; &quot;// &quot; &amp; [.C103]" office:value-type="string" office:string-value="{ &quot;k_EResultGSOwnerDenied&quot;, &quot;Game server owner is denied for some other reason such as account locked, community ban, vac ban, missing phone, etc.&quot; },&#9;// 103" calcext:value-type="string">
            <text:p>{ "k_EResultGSOwnerDenied", "Game server owner is denied for some other reason such as account locked, community ban, vac ban, missing phone, etc." },<text:tab/>// 103</text:p>
          </table:table-cell>
        </table:table-row>
        <table:table-row table:style-name="ro1">
          <table:table-cell/>
          <table:table-cell office:value-type="string" calcext:value-type="string">
            <text:p>k_EResultInvalidItemTyp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e type of thing we were requested to act on is invalid.</text:p>
          </table:table-cell>
          <table:table-cell table:formula="of:= &quot;{ &quot;&quot;&quot; &amp; [.B104] &amp; &quot;&quot;&quot;, &quot;&quot;&quot; &amp; [.D104] &amp; &quot;&quot;&quot; },&quot; &amp; CHAR(9) &amp; &quot;// &quot; &amp; [.C104]" office:value-type="string" office:string-value="{ &quot;k_EResultInvalidItemType&quot;, &quot;The type of thing we were requested to act on is invalid.&quot; },&#9;// 104" calcext:value-type="string">
            <text:p>{ "k_EResultInvalidItemType", "The type of thing we were requested to act on is invalid." },<text:tab/>// 104</text:p>
          </table:table-cell>
        </table:table-row>
        <table:table-row table:style-name="ro1">
          <table:table-cell/>
          <table:table-cell office:value-type="string" calcext:value-type="string">
            <text:p>k_EResultIPBann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he IP address has been banned from taking this action.</text:p>
          </table:table-cell>
          <table:table-cell table:formula="of:= &quot;{ &quot;&quot;&quot; &amp; [.B105] &amp; &quot;&quot;&quot;, &quot;&quot;&quot; &amp; [.D105] &amp; &quot;&quot;&quot; },&quot; &amp; CHAR(9) &amp; &quot;// &quot; &amp; [.C105]" office:value-type="string" office:string-value="{ &quot;k_EResultIPBanned&quot;, &quot;The IP address has been banned from taking this action.&quot; },&#9;// 105" calcext:value-type="string">
            <text:p>{ "k_EResultIPBanned", "The IP address has been banned from taking this action." },<text:tab/>// 105</text:p>
          </table:table-cell>
        </table:table-row>
        <table:table-row table:style-name="ro1">
          <table:table-cell/>
          <table:table-cell office:value-type="string" calcext:value-type="string">
            <text:p>k_EResultGSLTExpir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is Game Server Login Token (GSLT) has expired from disuse; it can be reset for use.</text:p>
          </table:table-cell>
          <table:table-cell table:formula="of:= &quot;{ &quot;&quot;&quot; &amp; [.B106] &amp; &quot;&quot;&quot;, &quot;&quot;&quot; &amp; [.D106] &amp; &quot;&quot;&quot; },&quot; &amp; CHAR(9) &amp; &quot;// &quot; &amp; [.C106]" office:value-type="string" office:string-value="{ &quot;k_EResultGSLTExpired&quot;, &quot;This Game Server Login Token (GSLT) has expired from disuse; it can be reset for use.&quot; },&#9;// 106" calcext:value-type="string">
            <text:p>{ "k_EResultGSLTExpired", "This Game Server Login Token (GSLT) has expired from disuse; it can be reset for use." },<text:tab/>// 106</text:p>
          </table:table-cell>
        </table:table-row>
        <table:table-row table:style-name="ro1">
          <table:table-cell/>
          <table:table-cell office:value-type="string" calcext:value-type="string">
            <text:p>k_EResultInsufficientFund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user doesn't have enough wallet funds to complete the action</text:p>
          </table:table-cell>
          <table:table-cell table:formula="of:= &quot;{ &quot;&quot;&quot; &amp; [.B107] &amp; &quot;&quot;&quot;, &quot;&quot;&quot; &amp; [.D107] &amp; &quot;&quot;&quot; },&quot; &amp; CHAR(9) &amp; &quot;// &quot; &amp; [.C107]" office:value-type="string" office:string-value="{ &quot;k_EResultInsufficientFunds&quot;, &quot;user doesn't have enough wallet funds to complete the action&quot; },&#9;// 107" calcext:value-type="string">
            <text:p>{ "k_EResultInsufficientFunds", "user doesn't have enough wallet funds to complete the action" },<text:tab/>// 107</text:p>
          </table:table-cell>
        </table:table-row>
        <table:table-row table:style-name="ro1">
          <table:table-cell/>
          <table:table-cell office:value-type="string" calcext:value-type="string">
            <text:p>k_EResultTooManyPend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ere are too many of this thing pending already</text:p>
          </table:table-cell>
          <table:table-cell table:formula="of:= &quot;{ &quot;&quot;&quot; &amp; [.B108] &amp; &quot;&quot;&quot;, &quot;&quot;&quot; &amp; [.D108] &amp; &quot;&quot;&quot; },&quot; &amp; CHAR(9) &amp; &quot;// &quot; &amp; [.C108]" office:value-type="string" office:string-value="{ &quot;k_EResultTooManyPending&quot;, &quot;There are too many of this thing pending already&quot; },&#9;// 108" calcext:value-type="string">
            <text:p>{ "k_EResultTooManyPending", "There are too many of this thing pending already" },<text:tab/>// 10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_EItemUpdateStatusInval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item update handle was invalid, the job might be finished, a SubmitItemUpdateResult_t call result should have been returned for it.</text:p>
          </table:table-cell>
          <table:table-cell table:formula="of:= &quot;{ &quot;&quot;&quot; &amp; [.B2] &amp; &quot;&quot;&quot;, &quot;&quot;&quot; &amp; [.D2] &amp; &quot;&quot;&quot; },&quot; &amp; CHAR(9) &amp; &quot;// &quot; &amp; [.C2]" office:value-type="string" office:string-value="{ &quot;k_EItemUpdateStatusInvalid&quot;, &quot;The item update handle was invalid, the job might be finished, a SubmitItemUpdateResult_t call result should have been returned for it.&quot; },&#9;// 0" calcext:value-type="string">
            <text:p>{ "k_EItemUpdateStatusInvalid", "The item update handle was invalid, the job might be finished, a SubmitItemUpdateResult_t call result should have been returned for it." },<text:tab/>// 0</text:p>
          </table:table-cell>
        </table:table-row>
        <table:table-row table:style-name="ro1">
          <table:table-cell/>
          <table:table-cell office:value-type="string" calcext:value-type="string">
            <text:p>k_EItemUpdateStatusPreparing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item update is processing configuration data.</text:p>
          </table:table-cell>
          <table:table-cell table:formula="of:= &quot;{ &quot;&quot;&quot; &amp; [.B3] &amp; &quot;&quot;&quot;, &quot;&quot;&quot; &amp; [.D3] &amp; &quot;&quot;&quot; },&quot; &amp; CHAR(9) &amp; &quot;// &quot; &amp; [.C3]" office:value-type="string" office:string-value="{ &quot;k_EItemUpdateStatusPreparingConfig&quot;, &quot;The item update is processing configuration data.&quot; },&#9;// 1" calcext:value-type="string">
            <text:p>{ "k_EItemUpdateStatusPreparingConfig", "The item update is processing configuration data." },<text:tab/>// 1</text:p>
          </table:table-cell>
        </table:table-row>
        <table:table-row table:style-name="ro1">
          <table:table-cell/>
          <table:table-cell office:value-type="string" calcext:value-type="string">
            <text:p>k_EItemUpdateStatusPreparingCon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tem update is reading and processing content files.</text:p>
          </table:table-cell>
          <table:table-cell table:formula="of:= &quot;{ &quot;&quot;&quot; &amp; [.B4] &amp; &quot;&quot;&quot;, &quot;&quot;&quot; &amp; [.D4] &amp; &quot;&quot;&quot; },&quot; &amp; CHAR(9) &amp; &quot;// &quot; &amp; [.C4]" office:value-type="string" office:string-value="{ &quot;k_EItemUpdateStatusPreparingContent&quot;, &quot;The item update is reading and processing content files.&quot; },&#9;// 2" calcext:value-type="string">
            <text:p>{ "k_EItemUpdateStatusPreparingContent", "The item update is reading and processing content files." },<text:tab/>// 2</text:p>
          </table:table-cell>
        </table:table-row>
        <table:table-row table:style-name="ro1">
          <table:table-cell/>
          <table:table-cell office:value-type="string" calcext:value-type="string">
            <text:p>k_EItemUpdateStatusUploadingCont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item update is uploading content changes to Steam.</text:p>
          </table:table-cell>
          <table:table-cell table:formula="of:= &quot;{ &quot;&quot;&quot; &amp; [.B5] &amp; &quot;&quot;&quot;, &quot;&quot;&quot; &amp; [.D5] &amp; &quot;&quot;&quot; },&quot; &amp; CHAR(9) &amp; &quot;// &quot; &amp; [.C5]" office:value-type="string" office:string-value="{ &quot;k_EItemUpdateStatusUploadingContent&quot;, &quot;The item update is uploading content changes to Steam.&quot; },&#9;// 3" calcext:value-type="string">
            <text:p>{ "k_EItemUpdateStatusUploadingContent", "The item update is uploading content changes to Steam." },<text:tab/>// 3</text:p>
          </table:table-cell>
        </table:table-row>
        <table:table-row table:style-name="ro1">
          <table:table-cell/>
          <table:table-cell office:value-type="string" calcext:value-type="string">
            <text:p>k_EItemUpdateStatusUploadingPreviewF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item update is uploading new preview file image.</text:p>
          </table:table-cell>
          <table:table-cell table:formula="of:= &quot;{ &quot;&quot;&quot; &amp; [.B6] &amp; &quot;&quot;&quot;, &quot;&quot;&quot; &amp; [.D6] &amp; &quot;&quot;&quot; },&quot; &amp; CHAR(9) &amp; &quot;// &quot; &amp; [.C6]" office:value-type="string" office:string-value="{ &quot;k_EItemUpdateStatusUploadingPreviewFile&quot;, &quot;The item update is uploading new preview file image.&quot; },&#9;// 4" calcext:value-type="string">
            <text:p>{ "k_EItemUpdateStatusUploadingPreviewFile", "The item update is uploading new preview file image." },<text:tab/>// 4</text:p>
          </table:table-cell>
        </table:table-row>
        <table:table-row table:style-name="ro1">
          <table:table-cell/>
          <table:table-cell office:value-type="string" calcext:value-type="string">
            <text:p>k_EItemUpdateStatusCommittingChan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tem update is committing all changes.</text:p>
          </table:table-cell>
          <table:table-cell table:formula="of:= &quot;{ &quot;&quot;&quot; &amp; [.B7] &amp; &quot;&quot;&quot;, &quot;&quot;&quot; &amp; [.D7] &amp; &quot;&quot;&quot; },&quot; &amp; CHAR(9) &amp; &quot;// &quot; &amp; [.C7]" office:value-type="string" office:string-value="{ &quot;k_EItemUpdateStatusCommittingChanges&quot;, &quot;The item update is committing all changes.&quot; },&#9;// 5" calcext:value-type="string">
            <text:p>{ "k_EItemUpdateStatusCommittingChanges", "The item update is committing all changes." },<text:tab/>//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0:50:49.942485100</meta:creation-date>
    <dc:date>2025-08-11T03:45:14.719590976</dc:date>
    <meta:editing-duration>PT2H31M29S</meta:editing-duration>
    <meta:editing-cycles>2</meta:editing-cycles>
    <meta:generator>LibreOffice/24.2.7.2$Linux_X86_64 LibreOffice_project/420$Build-2</meta:generator>
    <meta:document-statistic meta:table-count="2" meta:cell-count="452" meta:object-count="0"/>
  </office:meta>
</office:document-meta>
</file>